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Обычный">
      <style:text-properties fo:font-weight="bold" style:font-weight-asian="bold" style:font-name-complex="Times New Roman"/>
    </style:style>
    <style:style style:name="P2" style:family="paragraph" style:parent-style-name="Обычный">
      <style:paragraph-properties fo:text-align="center" style:justify-single-word="false"/>
      <style:text-properties fo:font-weight="bold" style:font-weight-asian="bold" style:font-name-complex="Times New Roman"/>
    </style:style>
    <style:style style:name="P3" style:family="paragraph" style:parent-style-name="Обычный">
      <style:paragraph-properties>
        <style:tab-stops>
          <style:tab-stop style:position="9.208cm"/>
        </style:tab-stops>
      </style:paragraph-properties>
      <style:text-properties fo:font-weight="bold" style:font-weight-asian="bold" style:font-name-complex="Times New Roman"/>
    </style:style>
    <style:style style:name="P4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Обычный">
      <style:paragraph-properties fo:text-align="center" style:justify-single-word="false"/>
      <style:text-properties fo:font-size="14pt" fo:language="ru" fo:country="RU" fo:font-weight="bold" style:font-size-asian="14pt" style:font-weight-asian="bold" style:font-name-complex="Times New Roman" style:font-size-complex="14pt"/>
    </style:style>
    <style:style style:name="P6" style:family="paragraph" style:parent-style-name="Обычный">
      <style:paragraph-properties fo:text-align="center" style:justify-single-word="false"/>
      <style:text-properties fo:font-size="16pt" fo:language="ru" fo:country="RU" fo:font-weight="bold" style:font-size-asian="16pt" style:font-weight-asian="bold" style:font-name-complex="Times New Roman" style:font-size-complex="16pt"/>
    </style:style>
    <style:style style:name="P7" style:family="paragraph" style:parent-style-name="Обычный">
      <style:paragraph-properties fo:text-align="center" style:justify-single-word="false"/>
    </style:style>
    <style:style style:name="P8" style:family="paragraph" style:parent-style-name="Обычный">
      <style:text-properties fo:language="ru" fo:country="RU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style:paragraph-properties fo:text-align="justify" style:justify-single-word="false"/>
      <style:text-properties fo:language="ru" fo:country="RU"/>
    </style:style>
    <style:style style:name="P12" style:family="paragraph" style:parent-style-name="Standard">
      <style:paragraph-properties fo:text-align="center" style:justify-single-word="false"/>
      <style:text-properties fo:language="ru" fo:country="RU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style:font-name="Courier New" fo:language="en" fo:country="US"/>
    </style:style>
    <style:style style:name="P15" style:family="paragraph" style:parent-style-name="Standard">
      <style:text-properties style:font-name="Courier New" fo:language="ru" fo:country="RU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Text_20_body">
      <style:text-properties fo:language="ru" fo:country="RU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Standard" style:list-style-name="L2"/>
    <style:style style:name="P20" style:family="paragraph" style:parent-style-name="Standard" style:list-style-name="L3"/>
    <style:style style:name="P21" style:family="paragraph" style:parent-style-name="Standard" style:list-style-name="L3">
      <style:text-properties fo:language="ru" fo:country="RU"/>
    </style:style>
    <style:style style:name="P22" style:family="paragraph" style:parent-style-name="Standard" style:list-style-name="L4"/>
    <style:style style:name="P23" style:family="paragraph" style:parent-style-name="Standard" style:list-style-name="L5"/>
    <style:style style:name="P24" style:family="paragraph" style:parent-style-name="Standard" style:list-style-name="L5">
      <style:text-properties fo:font-size="14pt" style:font-size-asian="14pt" style:font-name-complex="Times New Roman" style:font-size-complex="14pt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cm" fo:margin-bottom="0cm"/>
    </style:style>
    <style:style style:name="P27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style:font-weight-asian="bold" style:font-name-complex="Times New Roman"/>
    </style:style>
    <style:style style:name="T1" style:family="text">
      <style:text-properties fo:font-size="16pt" fo:language="ru" fo:country="RU" fo:font-weight="bold" style:font-size-asian="16pt" style:font-weight-asian="bold" style:font-name-complex="Times New Roman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Times New Roman"/>
    </style:style>
    <style:style style:name="T4" style:family="text">
      <style:text-properties fo:font-size="14pt" fo:font-weight="bold" style:font-size-asian="14pt" style:font-weight-asian="bold" style:font-name-complex="Times New Roman" style:font-size-complex="14pt"/>
    </style:style>
    <style:style style:name="T5" style:family="text">
      <style:text-properties fo:font-size="14pt" fo:language="ru" fo:country="RU" fo:font-weight="bold" style:font-size-asian="14pt" style:font-weight-asian="bold"/>
    </style:style>
    <style:style style:name="T6" style:family="text">
      <style:text-properties fo:font-size="14pt" style:text-underline-style="none" style:font-size-asian="14pt" style:font-name-complex="Times New Roman" style:font-size-complex="14pt"/>
    </style:style>
    <style:style style:name="T7" style:family="text">
      <style:text-properties fo:font-size="14pt" style:font-size-asian="14pt" style:font-name-complex="Times New Roman" style:font-size-complex="14pt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/>
    </style:style>
    <style:style style:name="T10" style:family="text">
      <style:text-properties fo:language="ru" fo:country="RU" fo:font-weight="bold" style:font-weight-asian="bold" style:font-name-complex="Times New Roman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style:font-name="Courier New" fo:language="en" fo:country="US"/>
    </style:style>
    <style:style style:name="T14" style:family="text">
      <style:text-properties style:font-name="Courier New" fo:language="ru" fo:country="RU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00" fo:font-size="14pt" fo:language="ru" fo:country="RU" style:text-underline-style="none" style:font-size-asian="14pt" style:font-name-complex="Times New Roman" style:font-size-complex="14pt"/>
    </style:style>
    <style:style style:name="T17" style:family="text">
      <style:text-properties fo:color="#000000" fo:font-size="14pt" fo:language="en" fo:country="US" style:text-underline-style="none" style:font-size-asian="14pt" style:font-name-complex="Times New Roman" style:font-size-complex="14pt"/>
    </style:style>
    <style:style style:name="T18" style:family="text">
      <style:text-properties fo:color="#000000" fo:font-size="14pt" style:text-underline-style="none" style:font-size-asian="14pt" style:font-name-complex="Times New Roman" style:font-size-complex="14pt"/>
    </style:style>
    <style:style style:name="T19" style:family="text">
      <style:text-properties fo:color="#0000ff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T20" style:family="text">
      <style:text-properties style:use-window-font-color="true" fo:font-size="14pt" style:text-underline-style="none" style:font-size-asian="14pt" style:font-name-complex="Times New Roman" style:font-size-complex="14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">МИНИСТЕРСТВО ОБРАЗОВАНИЯ И НАУКИ РФ</text:p>
      <text:p text:style-name="P2">ФГБОУ ВПО ГЛАЗОВСКИЙ ГОСУДАРСТВЕННЫЙ ПЕДАГОГИЧЕСКИЙ ИНСТИТУТ ИМЕНИ В.Г. КОРОЛЕНКО</text:p>
      <text:p text:style-name="P2">Колледж информационных и социальных коммуникаций</text:p>
      <text:p text:style-name="P4"/>
      <text:p text:style-name="P3"/>
      <text:p text:style-name="P5">Отчёт</text:p>
      <text:p text:style-name="P6">по дисциплине “Прикладное программирование”</text:p>
      <text:p text:style-name="P6">Проект </text:p>
      <text:p text:style-name="P7"><text:span text:style-name="Основной_20_шрифт_20_абзаца"><text:span text:style-name="T1">Информационно поисковые системы “Биржи труда”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Основной_20_шрифт_20_абзаца"><text:span text:style-name="T2"><text:tab/></text:span></text:span><text:span text:style-name="Основной_20_шрифт_20_абзаца"><text:span text:style-name="T4"> <text:s text:c="53"/></text:span></text:span><text:span text:style-name="Основной_20_шрифт_20_абзаца"><text:span text:style-name="T3">Выполнил: студент</text:span></text:span></text:p>
      <text:p text:style-name="P7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9"/></text:span></text:span><text:span text:style-name="Основной_20_шрифт_20_абзаца"><text:span text:style-name="T10"><text:s text:c="2"/></text:span></text:span><text:span text:style-name="Основной_20_шрифт_20_абзаца"><text:span text:style-name="T3">группы 33</text:span></text:span></text:p>
      <text:p text:style-name="P7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7"/></text:span></text:span><text:span text:style-name="Основной_20_шрифт_20_абзаца"><text:span text:style-name="T10"><text:s text:c="4"/></text:span></text:span><text:span text:style-name="Основной_20_шрифт_20_абзаца"><text:span text:style-name="T3">Савков К.О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/></text:span></text:span></text:p>
      <text:p text:style-name="P7"><text:span text:style-name="Основной_20_шрифт_20_абзаца"><text:span text:style-name="T3"><text:s text:c="23"/></text:span></text:span><text:span text:style-name="Основной_20_шрифт_20_абзаца"><text:span text:style-name="T3"><text:s text:c="55"/></text:span></text:span><text:span text:style-name="Основной_20_шрифт_20_абзаца"><text:span text:style-name="T10"><text:s text:c="9"/></text:span></text:span><text:span text:style-name="Основной_20_шрифт_20_абзаца"><text:span text:style-name="T3">Научный <text:s text:c="3"/>руководитель:</text:span></text:span></text:p>
      <text:p text:style-name="P7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17"/></text:span></text:span><text:span text:style-name="Основной_20_шрифт_20_абзаца"><text:span text:style-name="T10"><text:s/></text:span></text:span><text:span text:style-name="Основной_20_шрифт_20_абзаца"><text:span text:style-name="T3">Савельева Т.А <text:s text:c="71"/></text:span></text:span></text:p>
      <text:p text:style-name="P7"><text:span text:style-name="Основной_20_шрифт_20_абзаца"><text:span text:style-name="T3"><text:s text:c="58"/></text:span></text:span><text:span text:style-name="Основной_20_шрифт_20_абзаца"><text:span text:style-name="T3"><text:s text:c="19"/></text:span></text:span><text:span text:style-name="Основной_20_шрифт_20_абзаца"><text:span text:style-name="T10"><text:s text:c="9"/></text:span></text:span><text:span text:style-name="Основной_20_шрифт_20_абзаца"><text:span text:style-name="T3"><text:s/>Оценка_________________</text:span></text:span></text:p>
      <text:p text:style-name="P7"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 <text:s text:c="21"/></text:span></text:span></text:p>
      <text:p text:style-name="P2"><text:tab/><text:tab/><text:tab/><text:tab/> 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">Глазов 2016 </text:p>
      <text:p text:style-name="P2"><text:soft-page-break/></text:p>
      <text:p text:style-name="P7"><text:span text:style-name="Основной_20_шрифт_20_абзаца"><text:span text:style-name="T8">Спе</text:span></text:span><text:span text:style-name="Основной_20_шрифт_20_абзаца"><text:span text:style-name="T9">цификации</text:span></text:span></text:p>
      <text:p text:style-name="P8">Название приложения: Биржа труда.</text:p>
      <text:p text:style-name="P9"><text:span text:style-name="Основной_20_шрифт_20_абзаца"><text:span text:style-name="T8">Создание базы данных безработных </text:span></text:span><text:span text:style-name="Основной_20_шрифт_20_абзаца"><text:span text:style-name="T12">c</text:span></text:span><text:span text:style-name="Основной_20_шрифт_20_абзаца"><text:span text:style-name="T8"> полями: анкетные данные, профессия, </text:span></text:span><text:span text:style-name="Основной_20_шрифт_20_абзаца"><text:span text:style-name="T8">образование <text:s/>место и должность последней работы, причина увольнения, семейное положение, жилищные условия,контактные координаты, требования к будущей работе.</text:span></text:span></text:p>
      <text:p text:style-name="P9"><text:span text:style-name="Основной_20_шрифт_20_абзаца"><text:span text:style-name="T8">Создание базы данных вакансий </text:span></text:span><text:span text:style-name="Основной_20_шрифт_20_абзаца"><text:span text:style-name="T12">c</text:span></text:span><text:span text:style-name="Основной_20_шрифт_20_абзаца"><text:span text:style-name="T8"> <text:s/>полями:фирма, должность, условия труда и оплаты, жилищные условия</text:span></text:span><text:span text:style-name="Основной_20_шрифт_20_абзаца"><text:span text:style-name="T8">, требования к специалисту.</text:span></text:span></text:p>
      <text:p text:style-name="P11">Поиск и регистрация со стороны безработных и подающих вакансию, формирование объявления для печати, удаление в архив после трудоустройства, полное удаление при отказе от услуг.</text:p>
      <text:p text:style-name="P9"><text:span text:style-name="Основной_20_шрифт_20_абзаца"><text:span text:style-name="T8">Для работы с базой данных нужно, что бы на компьюте</text:span></text:span><text:span text:style-name="Основной_20_шрифт_20_абзаца"><text:span text:style-name="T8">ре был установлен сервер </text:span></text:span><text:span text:style-name="Основной_20_шрифт_20_абзаца"><text:span text:style-name="T12">MySQL</text:span></text:span><text:span text:style-name="Основной_20_шрифт_20_абзаца"><text:span text:style-name="T8"> 5.5.</text:span></text:span></text:p>
      <text:p text:style-name="P12"/>
      <text:p text:style-name="P13"><text:span text:style-name="Основной_20_шрифт_20_абзаца"><text:span text:style-name="T8">Текст</text:span></text:span><text:span text:style-name="Основной_20_шрифт_20_абзаца"><text:span text:style-name="T12"> </text:span></text:span><text:span text:style-name="Основной_20_шрифт_20_абзаца"><text:span text:style-name="T8">программы</text:span></text:span></text:p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Кнопка</text:span></text:span><text:span text:style-name="Основной_20_шрифт_20_абзаца"><text:span text:style-name="T13"> </text:span></text:span><text:span text:style-name="Основной_20_шрифт_20_абзаца"><text:span text:style-name="T14">добавить</text:span></text:span><text:span text:style-name="Основной_20_шрифт_20_абзаца"><text:span text:style-name="T13">.</text:span></text:span></text:p>
      <text:p text:style-name="P14">procedure TForm2.Button1Click(Sender: TObject);</text:p>
      <text:p text:style-name="P15">begin</text:p>
      <text:p text:style-name="P15"/>
      <text:p text:style-name="Standard"><text:span text:style-name="Основной_20_шрифт_20_абзаца"><text:span text:style-name="T14">/*Проверяем поля на пустоту, если поля пустые выводим сообщение о том, что нужно заполнить все поля. Если</text:span></text:span><text:span text:style-name="Основной_20_шрифт_20_абзаца"><text:span text:style-name="T13"> </text:span></text:span><text:span text:style-name="Основной_20_шрифт_20_абзаца"><text:span text:style-name="T14">нет</text:span></text:span><text:span text:style-name="Основной_20_шрифт_20_абзаца"><text:span text:style-name="T13"> </text:span></text:span><text:span text:style-name="Основной_20_шрифт_20_абзаца"><text:span text:style-name="T14">то</text:span></text:span><text:span text:style-name="Основной_20_шрифт_20_абзаца"><text:span text:style-name="T13"> </text:span></text:span><text:span text:style-name="Основной_20_шрифт_20_абзаца"><text:span text:style-name="T14">выполняем</text:span></text:span><text:span text:style-name="Основной_20_шрифт_20_абзаца"><text:span text:style-name="T13"> </text:span></text:span><text:span text:style-name="Основной_20_шрифт_20_абзаца"><text:span text:style-name="T14">добавл</text:span></text:span><text:span text:style-name="Основной_20_шрифт_20_абзаца"><text:span text:style-name="T14">ение</text:span></text:span><text:span text:style-name="Основной_20_шрифт_20_абзаца"><text:span text:style-name="T13"> </text:span></text:span><text:span text:style-name="Основной_20_шрифт_20_абзаца"><text:span text:style-name="T14">записи</text:span></text:span><text:span text:style-name="Основной_20_шрифт_20_абзаца"><text:span text:style-name="T13">.*/</text:span></text:span></text:p>
      <text:p text:style-name="Standard"><text:span text:style-name="Основной_20_шрифт_20_абзаца"><text:span text:style-name="T13"><text:s text:c="2"/>if ((LabeledEdit1.Text = '') or (LabeledEdit2.Text = '')or(LabeledEdit3.Text = '')or(LabeledEdit4.Text = '')or(LabeledEdit5.Text = '')or(Memo1.Text = '') or (LabeledEdit6.Text = ''))then Application.MessageBox('</text:span></text:span><text:span text:style-name="Основной_20_шрифт_20_абзаца"><text:span text:style-name="T14">Заполните</text:span></text:span><text:span text:style-name="Основной_20_шрифт_20_абзаца"><text:span text:style-name="T13"> </text:span></text:span><text:span text:style-name="Основной_20_шрифт_20_абзаца"><text:span text:style-name="T14">все</text:span></text:span><text:span text:style-name="Основной_20_шрифт_20_абзаца"><text:span text:style-name="T13"> </text:span></text:span><text:span text:style-name="Основной_20_шрифт_20_абзаца"><text:span text:style-name="T14">поля</text:span></text:span><text:span text:style-name="Основной_20_шрифт_20_абзаца"><text:span text:style-name="T13">', '</text:span></text:span><text:span text:style-name="Основной_20_шрифт_20_абзаца"><text:span text:style-name="T14">Вниман</text:span></text:span><text:span text:style-name="Основной_20_шрифт_20_абзаца"><text:span text:style-name="T14">ие</text:span></text:span><text:span text:style-name="Основной_20_шрифт_20_абзаца"><text:span text:style-name="T13">!',0)</text:span></text:span></text:p>
      <text:p text:style-name="P14"><text:s text:c="2"/>else</text:p>
      <text:p text:style-name="P14"><text:s text:c="3"/>begin</text:p>
      <text:p text:style-name="P14"><text:s text:c="3"/>try</text:p>
      <text:p text:style-name="P14"><text:s text:c="3"/>SQLQuery1.Close;</text:p>
      <text:p text:style-name="Standard"><text:span text:style-name="Основной_20_шрифт_20_абзаца"><text:span text:style-name="T13"><text:s text:c="3"/></text:span></text:span><text:span text:style-name="Основной_20_шрифт_20_абзаца"><text:span text:style-name="T14">SQLQuery1.SQL.Clear;</text:span></text:span></text:p>
      <text:p text:style-name="P15"/>
      <text:p text:style-name="Standard"><text:span text:style-name="Основной_20_шрифт_20_абзаца"><text:span text:style-name="T14">//Добавление записи в базу данных биржа в таблицу </text:span></text:span><text:span text:style-name="Основной_20_шрифт_20_абзаца"><text:span text:style-name="T13">vacan</text:span></text:span><text:span text:style-name="Основной_20_шрифт_20_абзаца"><text:span text:style-name="T14">.</text:span></text:span></text:p>
      <text:p text:style-name="Standard"><text:span text:style-name="Основной_20_шрифт_20_абзаца"><text:span text:style-name="T14"><text:s text:c="3"/></text:span></text:span><text:span text:style-name="Основной_20_шрифт_20_абзаца"><text:span text:style-name="T13">SQLQuery1.SQL.Add('INSERT INTO `birga`.`vacan`(`frima`, `dolgnost`, `yslovtryd`, `yslovoplat`, </text:span></text:span><text:span text:style-name="Основной_20_шрифт_20_абзаца"><text:span text:style-name="T13">`gilyslov`,`trebovanie`,`zarplata`,`arxiv`) VALUES ("'+LabeledEdit1.Text+'", "'+LabeledEdit2.Text+'","'+LabeledEdit3.Text+'","'+LabeledEdit4.Text+'","'+LabeledEdit5.Text+'","'+Memo1.Text+'","'+LabeledEdit6.Text+'","N")');</text:span></text:span></text:p>
      <text:p text:style-name="P14"><text:s text:c="3"/>SQLQuery1.ExecSQL;</text:p>
      <text:p text:style-name="P14"><text:s text:c="3"/>SQLTransaction1.Commit;</text:p>
      <text:p text:style-name="P14"><text:s text:c="3"/>SQLQuery1.Close;</text:p>
      <text:p text:style-name="P14"><text:s text:c="3"/>SQLQuery1.SQL.Clear;</text:p>
      <text:p text:style-name="P14"><text:s text:c="3"/>SQLQuery1.SQL.Add('Select * from vacan'); <text:s/></text:p>
      <text:p text:style-name="P14"><text:s text:c="3"/>SQLQuery1.Open;</text:p>
      <text:p text:style-name="Standard"><text:span text:style-name="Основной_20_шрифт_20_абзаца"><text:span text:style-name="T13"><text:s text:c="3"/>Application.MessageBox('</text:span></text:span><text:span text:style-name="Основной_20_шрифт_20_абзаца"><text:span text:style-name="T14">Вакансия</text:span></text:span><text:span text:style-name="Основной_20_шрифт_20_абзаца"><text:span text:style-name="T13"> </text:span></text:span><text:span text:style-name="Основной_20_шрифт_20_абзаца"><text:span text:style-name="T14">добавлена</text:span></text:span><text:span text:style-name="Основной_20_шрифт_20_абзаца"><text:span text:style-name="T13">', '</text:span></text:span><text:span text:style-name="Основной_20_шрифт_20_абзаца"><text:span text:style-name="T14">Успешно</text:span></text:span><text:span text:style-name="Основной_20_шрифт_20_абзаца"><text:span text:style-name="T13">!',0);</text:span></text:span></text:p>
      <text:p text:style-name="Standard"><text:span text:style-name="Основной_20_шрифт_20_абзаца"><text:span text:style-name="T13"><text:s text:c="3"/></text:span></text:span><text:span text:style-name="Основной_20_шрифт_20_абзаца"><text:span text:style-name="T14">except</text:span></text:span></text:p>
      <text:p text:style-name="P15"><text:s text:c="3"/>Application.MessageBox('Не удалось добавить запись. Посмотрите корректно ли введены данные', 'Ошибка!',0);</text:p>
      <text:p text:style-name="P15"><text:s text:c="3"/>end;</text:p>
      <text:p text:style-name="P15"><text:s text:c="3"/>end;</text:p>
      <text:p text:style-name="P15"/>
      <text:p text:style-name="P15"><text:soft-page-break/></text:p>
      <text:p text:style-name="P15"/>
      <text:p text:style-name="P15">//Очищаем поля для,того что бы при переходе на эту форму поля были <text:s/>пустые.</text:p>
      <text:p text:style-name="Standard"><text:span text:style-name="Основной_20_шрифт_20_абзаца"><text:span text:style-name="T14"><text:s text:c="2"/></text:span></text:span><text:span text:style-name="Основной_20_шрифт_20_абзаца"><text:span text:style-name="T13">LabeledEdit1.Text:='';</text:span></text:span></text:p>
      <text:p text:style-name="P14"><text:s text:c="2"/>LabeledEdit2.Text:='';</text:p>
      <text:p text:style-name="P14"><text:s text:c="2"/>LabeledEdit3.Text:='';</text:p>
      <text:p text:style-name="P14"><text:s text:c="2"/>LabeledEdit4.Text:='';</text:p>
      <text:p text:style-name="P14"><text:s text:c="2"/>LabeledEdit5.Text:='';</text:p>
      <text:p text:style-name="P14"><text:s text:c="2"/>LabeledEdit6.Text:='';</text:p>
      <text:p text:style-name="P14"><text:s text:c="2"/>Memo1.Text:='';</text:p>
      <text:p text:style-name="P14">end; <text:s text:c="3"/></text:p>
      <text:p text:style-name="P14"/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Добавить</text:span></text:span><text:span text:style-name="Основной_20_шрифт_20_абзаца"><text:span text:style-name="T13"> </text:span></text:span><text:span text:style-name="Основной_20_шрифт_20_абзаца"><text:span text:style-name="T14">резюме</text:span></text:span><text:span text:style-name="Основной_20_шрифт_20_абзаца"><text:span text:style-name="T13">.</text:span></text:span></text:p>
      <text:p text:style-name="P14">procedure TForm3.Button1Click(Sender: TObject);</text:p>
      <text:p text:style-name="P14">begin</text:p>
      <text:p text:style-name="Standard"><text:span text:style-name="Основной_20_шрифт_20_абзаца"><text:span text:style-name="T13"><text:s text:c="2"/>if ((LabeledEdit1.Text = '')or(LabeledEdit2.Text = '')or(LabeledEdit3.Text = '')or(LabeledEdit4.Text = '')or(</text:span></text:span><text:span text:style-name="Основной_20_шрифт_20_абзаца"><text:span text:style-name="T13">LabeledEdit5.Text = '')or(LabeledEdit6.Text = '')or(LabeledEdit6.Text = '')or(LabeledEdit7.Text = '')or(LabeledEdit8.Text = '')) then Application.MessageBox('</text:span></text:span><text:span text:style-name="Основной_20_шрифт_20_абзаца"><text:span text:style-name="T14">Заполните</text:span></text:span><text:span text:style-name="Основной_20_шрифт_20_абзаца"><text:span text:style-name="T13"> </text:span></text:span><text:span text:style-name="Основной_20_шрифт_20_абзаца"><text:span text:style-name="T14">все</text:span></text:span><text:span text:style-name="Основной_20_шрифт_20_абзаца"><text:span text:style-name="T13"> </text:span></text:span><text:span text:style-name="Основной_20_шрифт_20_абзаца"><text:span text:style-name="T14">поля</text:span></text:span><text:span text:style-name="Основной_20_шрифт_20_абзаца"><text:span text:style-name="T13">', '</text:span></text:span><text:span text:style-name="Основной_20_шрифт_20_абзаца"><text:span text:style-name="T14">Внимание</text:span></text:span><text:span text:style-name="Основной_20_шрифт_20_абзаца"><text:span text:style-name="T13">!',0)</text:span></text:span></text:p>
      <text:p text:style-name="P14"><text:s text:c="2"/>else</text:p>
      <text:p text:style-name="P14"><text:s text:c="2"/>begin</text:p>
      <text:p text:style-name="P14"><text:s text:c="3"/>try</text:p>
      <text:p text:style-name="P14"><text:s text:c="3"/>SQLQuery1.Close;</text:p>
      <text:p text:style-name="P14"><text:s text:c="3"/>SQLQuery1.SQL.Clear;</text:p>
      <text:p text:style-name="P14"><text:s text:c="3"/>SQLQuery1.SQL.Add('INSERT INTO <text:s/>`birga`.`bezrab` (`professia`, `obrazovanie`, `mestoposrab`, `dolgposrab`, `prichinayvol`, `semeinoepol`, `gilyslov`, `FIO`, `phone`, `addres`, `email`, `trebovanie`, `arxiv`) VALUES ("'+ComboBox1.Text+'", "'+LabeledEdit2.Text+'","'+LabeledEdit3.Text+'","'+LabeledEdit4.Text+'","'+LabeledEdit5.Text+'","'+LabeledEdit6.Text+'","'+LabeledEdit7.Text+'","'+LabeledEdit8.Text+'","'+MaskEdit1.Text+'","'+LabeledEdit10.Text+'","'+LabeledEdit1.Text+'","'+Memo1.Text+'","N")');</text:p>
      <text:p text:style-name="P14"><text:s text:c="3"/>SQLQuery1.ExecSQL;</text:p>
      <text:p text:style-name="P14"><text:s text:c="3"/>SQLTransaction1.Commit;</text:p>
      <text:p text:style-name="P14"><text:s text:c="3"/>SQLQuery1.Close;</text:p>
      <text:p text:style-name="P14"><text:s text:c="3"/>SQLQuery1.SQL.Clear;</text:p>
      <text:p text:style-name="P14"><text:s text:c="3"/>SQLQuery1.SQL.Add('Select * from bezrab');</text:p>
      <text:p text:style-name="P14"><text:s text:c="3"/>SQLQuery1.Open;</text:p>
      <text:p text:style-name="Standard"><text:span text:style-name="Основной_20_шрифт_20_абзаца"><text:span text:style-name="T13"><text:s text:c="6"/>Application.MessageBox('</text:span></text:span><text:span text:style-name="Основной_20_шрифт_20_абзаца"><text:span text:style-name="T14">Резюме</text:span></text:span><text:span text:style-name="Основной_20_шрифт_20_абзаца"><text:span text:style-name="T13"> </text:span></text:span><text:span text:style-name="Основной_20_шрифт_20_абзаца"><text:span text:style-name="T14">добавленно</text:span></text:span><text:span text:style-name="Основной_20_шрифт_20_абзаца"><text:span text:style-name="T13">', '</text:span></text:span><text:span text:style-name="Основной_20_шрифт_20_абзаца"><text:span text:style-name="T14">Успешно</text:span></text:span><text:span text:style-name="Основной_20_шрифт_20_абзаца"><text:span text:style-name="T13">!',0);</text:span></text:span>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4">except</text:span></text:span></text:p>
      <text:p text:style-name="P15"><text:s text:c="4"/>Application.MessageBox('Не удалось добавиь запись. Посмотрите корректно ли введины данные', 'Ошибка!',0);</text:p>
      <text:p text:style-name="P15"><text:s text:c="3"/>end;</text:p>
      <text:p text:style-name="P15"><text:s text:c="3"/>end;</text:p>
      <text:p text:style-name="P15">//Очищаем поля для,того что бы при переходе на эту форму поля были <text:s/>пустые.</text:p>
      <text:p text:style-name="Standard"><text:span text:style-name="Основной_20_шрифт_20_абзаца"><text:span text:style-name="T14"><text:s text:c="4"/></text:span></text:span><text:span text:style-name="Основной_20_шрифт_20_абзаца"><text:span text:style-name="T13">LabeledEdit1.Text:='';</text:span></text:span></text:p>
      <text:p text:style-name="P14"><text:s text:c="5"/>LabeledEdit2.Text:='';</text:p>
      <text:p text:style-name="P14"><text:s text:c="6"/>LabeledEdit3.Text:='';</text:p>
      <text:p text:style-name="P14"><text:s text:c="7"/>LabeledEdit4.Text:='';</text:p>
      <text:p text:style-name="P14"><text:soft-page-break/><text:s text:c="8"/>LabeledEdit5.Text:='';</text:p>
      <text:p text:style-name="P14"><text:s text:c="9"/>LabeledEdit6.Text:='';</text:p>
      <text:p text:style-name="P14"><text:s text:c="10"/>LabeledEdit7.Text:='';</text:p>
      <text:p text:style-name="P14"><text:s text:c="11"/>LabeledEdit8.Text:='';</text:p>
      <text:p text:style-name="P14"><text:s text:c="11"/>LabeledEdit10.Text:='';</text:p>
      <text:p text:style-name="P14"><text:s text:c="12"/>MaskEdit1.Text:='';</text:p>
      <text:p text:style-name="P14"><text:s text:c="12"/>Memo1.Text:='';</text:p>
      <text:p text:style-name="P14"><text:s text:c="12"/>ComboBox1.Text:='';</text:p>
      <text:p text:style-name="P14">end;</text:p>
      <text:p text:style-name="P14"><text:s/></text:p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Добавить</text:span></text:span><text:span text:style-name="Основной_20_шрифт_20_абзаца"><text:span text:style-name="T13"> </text:span></text:span><text:span text:style-name="Основной_20_шрифт_20_абзаца"><text:span text:style-name="T14">профессию</text:span></text:span></text:p>
      <text:p text:style-name="P14">procedure TForm4.Button1Click(Sender: TObject);</text:p>
      <text:p text:style-name="P14">begin</text:p>
      <text:p text:style-name="Standard"><text:span text:style-name="Основной_20_шрифт_20_абзаца"><text:span text:style-name="T13"><text:s text:c="2"/>if (LabeledEdit1.Text='') then Application.MessageBox('</text:span></text:span><text:span text:style-name="Основной_20_шрифт_20_абзаца"><text:span text:style-name="T14">Заполните</text:span></text:span><text:span text:style-name="Основной_20_шрифт_20_абзаца"><text:span text:style-name="T13"> </text:span></text:span><text:span text:style-name="Основной_20_шрифт_20_абзаца"><text:span text:style-name="T14">все</text:span></text:span><text:span text:style-name="Основной_20_шрифт_20_абзаца"><text:span text:style-name="T13"> </text:span></text:span><text:span text:style-name="Основной_20_шрифт_20_абзаца"><text:span text:style-name="T14">поля</text:span></text:span><text:span text:style-name="Основной_20_шрифт_20_абзаца"><text:span text:style-name="T13">', '</text:span></text:span><text:span text:style-name="Основной_20_шрифт_20_абзаца"><text:span text:style-name="T14">Внимание</text:span></text:span><text:span text:style-name="Основной_20_шрифт_20_абзаца"><text:span text:style-name="T13">!',0)</text:span></text:span></text:p>
      <text:p text:style-name="P14"><text:s text:c="2"/>else</text:p>
      <text:p text:style-name="P14"><text:s text:c="2"/>begin</text:p>
      <text:p text:style-name="P14"><text:s text:c="2"/>try</text:p>
      <text:p text:style-name="P14"><text:s text:c="3"/>SQLQuery1.Close;</text:p>
      <text:p text:style-name="P14"><text:s text:c="3"/>SQLQuery1.SQL.Clear;</text:p>
      <text:p text:style-name="P14"><text:s text:c="3"/>SQLQuery1.SQL.Add('INSERT INTO <text:s/>`birga`.`profa` (`professia`) VALUES ("'+LabeledEdit1.Text+'")');</text:p>
      <text:p text:style-name="P14"><text:s text:c="3"/>SQLQuery1.ExecSQL;</text:p>
      <text:p text:style-name="P14"><text:s text:c="3"/>SQLTransaction1.Commit;</text:p>
      <text:p text:style-name="P14"><text:s text:c="3"/>SQLQuery1.Close;</text:p>
      <text:p text:style-name="P14"><text:s text:c="3"/>SQLQuery1.SQL.Clear;</text:p>
      <text:p text:style-name="P14"><text:s text:c="3"/>SQLQuery1.SQL.Add('Select * from profa');</text:p>
      <text:p text:style-name="P14"><text:s text:c="3"/>SQLQuery1.Open;</text:p>
      <text:p text:style-name="Standard"><text:span text:style-name="Основной_20_шрифт_20_абзаца"><text:span text:style-name="T13"><text:s text:c="3"/>Application.MessageBox('</text:span></text:span><text:span text:style-name="Основной_20_шрифт_20_абзаца"><text:span text:style-name="T14">Профессия</text:span></text:span><text:span text:style-name="Основной_20_шрифт_20_абзаца"><text:span text:style-name="T13"> </text:span></text:span><text:span text:style-name="Основной_20_шрифт_20_абзаца"><text:span text:style-name="T14">добавленна</text:span></text:span><text:span text:style-name="Основной_20_шрифт_20_абзаца"><text:span text:style-name="T13">', '</text:span></text:span><text:span text:style-name="Основной_20_шрифт_20_абзаца"><text:span text:style-name="T14">Успешно</text:span></text:span><text:span text:style-name="Основной_20_шрифт_20_абзаца"><text:span text:style-name="T13">!',0);</text:span></text:span></text:p>
      <text:p text:style-name="Standard"><text:span text:style-name="Основной_20_шрифт_20_абзаца"><text:span text:style-name="T13"><text:s text:c="3"/></text:span></text:span><text:span text:style-name="Основной_20_шрифт_20_абзаца"><text:span text:style-name="T14">except</text:span></text:span></text:p>
      <text:p text:style-name="P15"><text:s text:c="4"/>Application.MessageBox('В базе есть такая профессия', 'Внимание!',0);</text:p>
      <text:p text:style-name="Standard"><text:span text:style-name="Основной_20_шрифт_20_абзаца"><text:span text:style-name="T14"><text:s text:c="3"/></text:span></text:span><text:span text:style-name="Основной_20_шрифт_20_абзаца"><text:span text:style-name="T13">end;</text:span></text:span></text:p>
      <text:p text:style-name="P14"><text:s text:c="2"/>end;</text:p>
      <text:p text:style-name="P14"><text:s text:c="3"/>end;</text:p>
      <text:p text:style-name="P14"/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Поиск</text:span></text:span></text:p>
      <text:p text:style-name="P14">procedure TForm5.Button1Click(Sender: TObject);</text:p>
      <text:p text:style-name="P15">begin</text:p>
      <text:p text:style-name="P15">//Если поле зарплата пустое заполнениям его значение из первого поля.</text:p>
      <text:p text:style-name="Standard"><text:span text:style-name="Основной_20_шрифт_20_абзаца"><text:span text:style-name="T14"><text:s text:c="2"/></text:span></text:span><text:span text:style-name="Основной_20_шрифт_20_абзаца"><text:span text:style-name="T13">if (LabeledEdit2.Text = '') then LabeledEdit2.Text:=LabeledEdit1.Text;</text:span></text:span></text:p>
      <text:p text:style-name="P14"/>
      <text:p text:style-name="P15">/*Если поле должность пустое выполняем запрос к базе данных на поиск вакансий без поля должность по двум полям зарплата.*/</text:p>
      <text:p text:style-name="Standard"><text:span text:style-name="Основной_20_шрифт_20_абзаца"><text:span text:style-name="T14"><text:s text:c="2"/></text:span></text:span><text:span text:style-name="Основной_20_шрифт_20_абзаца"><text:span text:style-name="T13">if(LabeledEdit3.Text= '')then <text:s text:c="2"/>begin</text:span></text:span></text:p>
      <text:p text:style-name="P14"><text:s text:c="2"/>SQLQuery1.Close;</text:p>
      <text:p text:style-name="P14"><text:s text:c="2"/>SQLQuery1.SQL.Clear;</text:p>
      <text:p text:style-name="P14"><text:s text:c="2"/>SQLQuery1.SQL.Add('select * from vacan where zarplata&gt;="'+LabeledEdit1.Text+'" and zarplata&lt;="'+LabeledEdit2.Text+'" and arxiv = "N"');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4">SQLQuery1.Open;</text:span></text:span></text:p>
      <text:p text:style-name="P15"><text:soft-page-break/><text:s text:c="2"/>end;</text:p>
      <text:p text:style-name="P15"/>
      <text:p text:style-name="P15">/*Если поле должность не пустое то выполняем запрос к базе данных со значениями <text:s/>3-х полей.*/</text:p>
      <text:p text:style-name="Standard"><text:span text:style-name="Основной_20_шрифт_20_абзаца"><text:span text:style-name="T14"><text:s text:c="2"/></text:span></text:span><text:span text:style-name="Основной_20_шрифт_20_абзаца"><text:span text:style-name="T13">if not (LabeledEdit3.Text= '') then begin</text:span></text:span></text:p>
      <text:p text:style-name="P14"><text:s text:c="2"/>SQLQuery1.Close;</text:p>
      <text:p text:style-name="P14"><text:s text:c="2"/>SQLQuery1.SQL.Clear;</text:p>
      <text:p text:style-name="P14"><text:s text:c="2"/>SQLQuery1.SQL.Add('select * from vacan where zarplata&gt;="'+LabeledEdit1.Text+'" and zarplata&lt;="'+LabeledEdit2.Text+'" and dolgnost = "'+LabeledEdit3.Text+'" and <text:s/>arxiv = "N"');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4">SQLQuery1.Open;</text:span></text:span></text:p>
      <text:p text:style-name="P15"><text:s text:c="2"/>end;</text:p>
      <text:p text:style-name="P15"/>
      <text:p text:style-name="P15">/*Если поля зарплата пустые то выполняем запрос к базе данных с только с полем дожность.*/</text:p>
      <text:p text:style-name="Standard"><text:span text:style-name="Основной_20_шрифт_20_абзаца"><text:span text:style-name="T14"><text:s text:c="3"/></text:span></text:span><text:span text:style-name="Основной_20_шрифт_20_абзаца"><text:span text:style-name="T13">if((Labele</text:span></text:span><text:span text:style-name="Основной_20_шрифт_20_абзаца"><text:span text:style-name="T13">dEdit1.Text= '') and (LabeledEdit2.Text= '')) then begin</text:span></text:span></text:p>
      <text:p text:style-name="P14"><text:s text:c="2"/>SQLQuery1.Close;</text:p>
      <text:p text:style-name="P14"><text:s text:c="2"/>SQLQuery1.SQL.Clear;</text:p>
      <text:p text:style-name="P14"><text:s text:c="2"/>SQLQuery1.SQL.Add('select * from vacan where dolgnost = "'+LabeledEdit3.Text+'" and arxiv = "N"');</text:p>
      <text:p text:style-name="P14"><text:s text:c="2"/>SQLQuery1.Open;</text:p>
      <text:p text:style-name="P14"><text:s text:c="2"/>end;</text:p>
      <text:p text:style-name="P14"><text:s text:c="2"/>end;</text:p>
      <text:p text:style-name="P14"/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Взять</text:span></text:span><text:span text:style-name="Основной_20_шрифт_20_абзаца"><text:span text:style-name="T13"> </text:span></text:span><text:span text:style-name="Основной_20_шрифт_20_абзаца"><text:span text:style-name="T14">вакансию</text:span></text:span></text:p>
      <text:p text:style-name="P14">procedure TForm5.Button3Click(Sender: TObject);</text:p>
      <text:p text:style-name="P14">var i:String;</text:p>
      <text:p text:style-name="P14"/>
      <text:p text:style-name="P14">begin</text:p>
      <text:p text:style-name="P14"><text:s text:c="3"/>begin</text:p>
      <text:p text:style-name="P14"><text:s text:c="3"/>try</text:p>
      <text:p text:style-name="P14"/>
      <text:p text:style-name="Standard"><text:span text:style-name="Основной_20_шрифт_20_абзаца"><text:span text:style-name="T14">/*Берем выбранное поле из <text:s/>DBGrid1 помещаем его в переменную </text:span></text:span><text:span text:style-name="Основной_20_шрифт_20_абзаца"><text:span text:style-name="T13">id</text:span></text:span><text:span text:style-name="Основной_20_шрифт_20_абзаца"><text:span text:style-name="T14"> для того что бы потом браться к базе данных и в поле </text:span></text:span><text:span text:style-name="Основной_20_шрифт_20_абзаца"><text:span text:style-name="T13">arxiv</text:span></text:span><text:span text:style-name="Основной_20_шрифт_20_абзаца"><text:span text:style-name="T14"> изменить значение на </text:span></text:span><text:span text:style-name="Основной_20_шрифт_20_абзаца"><text:span text:style-name="T13">Y</text:span></text:span><text:span text:style-name="Основной_20_шрифт_20_абзаца"><text:span text:style-name="T14">. Если человек трудоустроился </text:span></text:span><text:span text:style-name="Основной_20_шрифт_20_абзаца"><text:span text:style-name="T14">то помещаем его в архив*/</text:span></text:span></text:p>
      <text:p text:style-name="Standard"><text:span text:style-name="Основной_20_шрифт_20_абзаца"><text:span text:style-name="T14"><text:s text:c="3"/></text:span></text:span><text:span text:style-name="Основной_20_шрифт_20_абзаца"><text:span text:style-name="T13">i:=DBGrid1.DataSource.DataSet.FieldByName('id').AsString;</text:span></text:span></text:p>
      <text:p text:style-name="P14"><text:s text:c="3"/>SQLQuery1.Close;</text:p>
      <text:p text:style-name="P14"><text:s text:c="3"/>SQLQuery1.SQL.Clear;</text:p>
      <text:p text:style-name="P14"><text:s text:c="3"/>SQLQuery1.SQL.Add('UPDATE `birga`.`vacan` SET `arxiv` = "Y" where id = "'+i+'"');</text:p>
      <text:p text:style-name="P14"><text:s text:c="3"/>SQLQuery1.ExecSQL;</text:p>
      <text:p text:style-name="P14"><text:s text:c="3"/>SQLTransaction1.Commit;</text:p>
      <text:p text:style-name="P14"><text:s text:c="3"/>SQLQuery1.Close;</text:p>
      <text:p text:style-name="P14"><text:s text:c="3"/>SQLQuery1.SQL.Clear;</text:p>
      <text:p text:style-name="P14"><text:s text:c="3"/>SQLQuery1.SQL.Add('Select * from vacan where arxiv = "N"');</text:p>
      <text:p text:style-name="P14"><text:s text:c="3"/>SQLQuery1.Open;</text:p>
      <text:p text:style-name="Standard"><text:span text:style-name="Основной_20_шрифт_20_абзаца"><text:span text:style-name="T13"><text:s text:c="3"/>Application.MessageBox('</text:span></text:span><text:span text:style-name="Основной_20_шрифт_20_абзаца"><text:span text:style-name="T14">Вакансия</text:span></text:span><text:span text:style-name="Основной_20_шрифт_20_абзаца"><text:span text:style-name="T13"> </text:span></text:span><text:span text:style-name="Основной_20_шрифт_20_абзаца"><text:span text:style-name="T14">выбрана</text:span></text:span><text:span text:style-name="Основной_20_шрифт_20_абзаца"><text:span text:style-name="T13">','</text:span></text:span><text:span text:style-name="Основной_20_шрифт_20_абзаца"><text:span text:style-name="T14">Успешно</text:span></text:span><text:span text:style-name="Основной_20_шрифт_20_абзаца"><text:span text:style-name="T13">!',0);</text:span></text:span></text:p>
      <text:p text:style-name="Standard"><text:span text:style-name="Основной_20_шрифт_20_абзаца"><text:span text:style-name="T13"><text:s text:c="3"/></text:span></text:span><text:span text:style-name="Основной_20_шрифт_20_абзаца"><text:span text:style-name="T14">except</text:span></text:span></text:p>
      <text:p text:style-name="P15"><text:s text:c="3"/>Application.MessageBox('Не удалось выбрать вакансию. Убедитесь,что, вы, выбрали вакансию', 'Ошибка!',0);</text:p>
      <text:p text:style-name="P15"><text:soft-page-break/><text:s text:c="3"/>end;</text:p>
      <text:p text:style-name="P15"><text:s text:c="3"/>end;</text:p>
      <text:p text:style-name="P15">end;</text:p>
      <text:p text:style-name="P15"><text:s text:c="2"/></text:p>
      <text:p text:style-name="P15">//Показать все записи</text:p>
      <text:p text:style-name="P14">procedure TForm5.Button2Click(Sender: TObject);</text:p>
      <text:p text:style-name="P14">begin</text:p>
      <text:p text:style-name="P14"><text:s text:c="2"/>SQLQuery1.Close;</text:p>
      <text:p text:style-name="P14"><text:s text:c="2"/>SQLQuery1.SQL.Clear;</text:p>
      <text:p text:style-name="P14"><text:s text:c="2"/>SQLQuery1.SQL.Add('select * from vacan where arxiv = "N"');</text:p>
      <text:p text:style-name="P14"><text:s text:c="2"/>SQLQuery1.Open;</text:p>
      <text:p text:style-name="P14"><text:s text:c="2"/>end;</text:p>
      <text:p text:style-name="P14"/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Удалить</text:span></text:span><text:span text:style-name="Основной_20_шрифт_20_абзаца"><text:span text:style-name="T13"> </text:span></text:span><text:span text:style-name="Основной_20_шрифт_20_абзаца"><text:span text:style-name="T14">вакансию</text:span></text:span></text:p>
      <text:p text:style-name="P14">procedure TForm5.Button4Click(Sender: TObject);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4">var i:String;</text:span></text:span></text:p>
      <text:p text:style-name="P15">begin</text:p>
      <text:p text:style-name="P15"><text:s text:c="3"/>try</text:p>
      <text:p text:style-name="P15"/>
      <text:p text:style-name="Standard"><text:span text:style-name="Основной_20_шрифт_20_абзаца"><text:span text:style-name="T14">/*Получаем </text:span></text:span><text:span text:style-name="Основной_20_шрифт_20_абзаца"><text:span text:style-name="T13">id</text:span></text:span><text:span text:style-name="Основной_20_шрифт_20_абзаца"><text:span text:style-name="T14"> выбранной записи в <text:s/>DBGrid1 и помещаем его в переменную </text:span></text:span><text:span text:style-name="Основной_20_шрифт_20_абзаца"><text:span text:style-name="T13">I</text:span></text:span><text:span text:style-name="Основной_20_шрифт_20_абзаца"><text:span text:style-name="T14">, что бы удалить запись по этому значению переменной</text:span></text:span><text:span text:style-name="Основной_20_шрифт_20_абзаца"><text:span text:style-name="T14"> </text:span></text:span><text:span text:style-name="Основной_20_шрифт_20_абзаца"><text:span text:style-name="T13">I</text:span></text:span><text:span text:style-name="Основной_20_шрифт_20_абзаца"><text:span text:style-name="T14">*/</text:span></text:span></text:p>
      <text:p text:style-name="Standard"><text:span text:style-name="Основной_20_шрифт_20_абзаца"><text:span text:style-name="T14"><text:s text:c="3"/></text:span></text:span><text:span text:style-name="Основной_20_шрифт_20_абзаца"><text:span text:style-name="T13">i:=DBGrid1.DataSource.DataSet.FieldByName('id').AsString;</text:span></text:span></text:p>
      <text:p text:style-name="P14"><text:s text:c="3"/>SQLQuery1.Close;</text:p>
      <text:p text:style-name="P14"><text:s text:c="3"/>SQLQuery1.SQL.Clear;</text:p>
      <text:p text:style-name="P14"><text:s text:c="3"/>SQLQuery1.SQL.Add('DELETE from `birga`.`vacan` where id = "'+i+'"');</text:p>
      <text:p text:style-name="P14"><text:s text:c="3"/>SQLQuery1.ExecSQL;</text:p>
      <text:p text:style-name="P14"><text:s text:c="3"/>SQLTransaction1.Commit;</text:p>
      <text:p text:style-name="Standard"><text:span text:style-name="Основной_20_шрифт_20_абзаца"><text:span text:style-name="T13"><text:s text:c="3"/></text:span></text:span><text:span text:style-name="Основной_20_шрифт_20_абзаца"><text:span text:style-name="T13">Application.MessageBox('</text:span></text:span><text:span text:style-name="Основной_20_шрифт_20_абзаца"><text:span text:style-name="T14">Вакансия</text:span></text:span><text:span text:style-name="Основной_20_шрифт_20_абзаца"><text:span text:style-name="T13"> </text:span></text:span><text:span text:style-name="Основной_20_шрифт_20_абзаца"><text:span text:style-name="T14">удалена</text:span></text:span><text:span text:style-name="Основной_20_шрифт_20_абзаца"><text:span text:style-name="T13">', '</text:span></text:span><text:span text:style-name="Основной_20_шрифт_20_абзаца"><text:span text:style-name="T14">Успешно</text:span></text:span><text:span text:style-name="Основной_20_шрифт_20_абзаца"><text:span text:style-name="T13">!',0);</text:span></text:span></text:p>
      <text:p text:style-name="Standard"><text:span text:style-name="Основной_20_шрифт_20_абзаца"><text:span text:style-name="T13"><text:s text:c="3"/></text:span></text:span><text:span text:style-name="Основной_20_шрифт_20_абзаца"><text:span text:style-name="T14">except</text:span></text:span></text:p>
      <text:p text:style-name="P15"><text:s text:c="3"/>Application.MessageBox('Не удалось удалить вакансию. Убедитесь, что, вы, выбрали вакансию','Ошибка!',0);</text:p>
      <text:p text:style-name="P14">end;</text:p>
      <text:p text:style-name="P14"/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Формирования</text:span></text:span><text:span text:style-name="Основной_20_шрифт_20_абзаца"><text:span text:style-name="T13"> </text:span></text:span><text:span text:style-name="Основной_20_шрифт_20_абзаца"><text:span text:style-name="T14">объявления</text:span></text:span></text:p>
      <text:p text:style-name="P14">procedure TForm5.Button5Click(Sender: TObject);</text:p>
      <text:p text:style-name="P15">begin</text:p>
      <text:p text:style-name="P15"><text:s text:c="2"/>try</text:p>
      <text:p text:style-name="P15"/>
      <text:p text:style-name="Standard"><text:span text:style-name="Основной_20_шрифт_20_абзаца"><text:span text:style-name="T14">/*Создаём фильтр, что бы можно было только создавать текстовые документы с расширением *.</text:span></text:span><text:span text:style-name="Основной_20_шрифт_20_абзаца"><text:span text:style-name="T13">txt</text:span></text:span><text:span text:style-name="Основной_20_шрифт_20_абзаца"><text:span text:style-name="T14"> и *.</text:span></text:span><text:span text:style-name="Основной_20_шрифт_20_абзаца"><text:span text:style-name="T13">doc</text:span></text:span><text:span text:style-name="Основной_20_шрифт_20_абзаца"><text:span text:style-name="T14">*/.</text:span></text:span></text:p>
      <text:p text:style-name="Standard"><text:span text:style-name="Основной_20_шрифт_20_абзаца"><text:span text:style-name="T14"><text:s/></text:span></text:span><text:span text:style-name="Основной_20_шрифт_20_абзаца"><text:span text:style-name="T13">SaveDialog1.Filter := 'Text file|*.txt|Word file|*.doc';</text:span></text:span></text:p>
      <text:p text:style-name="P14"/>
      <text:p text:style-name="P15">/*\Помещаем значение из DBGrid1 в <text:s text:c="2"/>Memo1.</text:p>
      <text:p text:style-name="Standard"><text:span text:style-name="Основной_20_шрифт_20_абзаца"><text:span text:style-name="T14"><text:s text:c="2"/></text:span></text:span><text:span text:style-name="Основной_20_шрифт_20_абзаца"><text:span text:style-name="T13">Memo1.Append('</text:span></text:span><text:span text:style-name="Основной_20_шрифт_20_абзаца"><text:span text:style-name="T14">Фирма</text:span></text:span><text:span text:style-name="Основной_20_шрифт_20_абзаца"><text:span text:style-name="T13">: '+DBGrid1.Data</text:span></text:span><text:span text:style-name="Основной_20_шрифт_20_абзаца"><text:span text:style-name="T13">Source.DataSet.FieldByName('frima').AsString);</text:span></text:span></text:p>
      <text:p text:style-name="Standard"><text:span text:style-name="Основной_20_шрифт_20_абзаца"><text:span text:style-name="T13"><text:s/>Memo1.Append('</text:span></text:span><text:span text:style-name="Основной_20_шрифт_20_абзаца"><text:span text:style-name="T14">Должность</text:span></text:span><text:span text:style-name="Основной_20_шрифт_20_абзаца"><text:span text:style-name="T13">: '+DBGrid1.DataSource.DataSet.FieldByName('dolgnost').AsString);</text:span></text:span></text:p>
      <text:p text:style-name="Standard"><text:span text:style-name="Основной_20_шрифт_20_абзаца"><text:span text:style-name="T13"><text:s/>Memo1.Append('</text:span></text:span><text:span text:style-name="Основной_20_шрифт_20_абзаца"><text:span text:style-name="T14">Условия</text:span></text:span><text:span text:style-name="Основной_20_шрифт_20_абзаца"><text:span text:style-name="T13"> </text:span></text:span><text:span text:style-name="Основной_20_шрифт_20_абзаца"><text:span text:style-name="T14">труда</text:span></text:span><text:span text:style-name="Основной_20_шрифт_20_абзаца"><text:span text:style-name="T13">: '+DBGrid1.DataSource.DataSet.FieldByName('yslovtryd').AsString);</text:span></text:span></text:p>
      <text:p text:style-name="Standard"><text:span text:style-name="Основной_20_шрифт_20_абзаца"><text:span text:style-name="T13"><text:s/>Memo1.Append('</text:span></text:span><text:span text:style-name="Основной_20_шрифт_20_абзаца"><text:span text:style-name="T14">Условия</text:span></text:span><text:span text:style-name="Основной_20_шрифт_20_абзаца"><text:span text:style-name="T13"> </text:span></text:span><text:span text:style-name="Основной_20_шрифт_20_абзаца"><text:span text:style-name="T14">о</text:span></text:span><text:span text:style-name="Основной_20_шрифт_20_абзаца"><text:span text:style-name="T14">платы</text:span></text:span><text:span text:style-name="Основной_20_шрифт_20_абзаца"><text:span text:style-name="T13">: '+DBGrid1.DataSource.DataSet.FieldByName('yslovoplat').AsString);</text:span></text:span></text:p>
      <text:p text:style-name="Standard"><text:soft-page-break/><text:span text:style-name="Основной_20_шрифт_20_абзаца"><text:span text:style-name="T13"><text:s/>Memo1.Append('</text:span></text:span><text:span text:style-name="Основной_20_шрифт_20_абзаца"><text:span text:style-name="T14">Жилищные</text:span></text:span><text:span text:style-name="Основной_20_шрифт_20_абзаца"><text:span text:style-name="T13"> </text:span></text:span><text:span text:style-name="Основной_20_шрифт_20_абзаца"><text:span text:style-name="T14">условия</text:span></text:span><text:span text:style-name="Основной_20_шрифт_20_абзаца"><text:span text:style-name="T13">: '+DBGrid1.DataSource.DataSet.FieldByName('gilyslov').AsString);</text:span></text:span></text:p>
      <text:p text:style-name="Standard"><text:span text:style-name="Основной_20_шрифт_20_абзаца"><text:span text:style-name="T13"><text:s/>Memo1.Append('</text:span></text:span><text:span text:style-name="Основной_20_шрифт_20_абзаца"><text:span text:style-name="T14">Требования</text:span></text:span><text:span text:style-name="Основной_20_шрифт_20_абзаца"><text:span text:style-name="T13"> </text:span></text:span><text:span text:style-name="Основной_20_шрифт_20_абзаца"><text:span text:style-name="T14">к</text:span></text:span><text:span text:style-name="Основной_20_шрифт_20_абзаца"><text:span text:style-name="T13"> </text:span></text:span><text:span text:style-name="Основной_20_шрифт_20_абзаца"><text:span text:style-name="T14">специалисту</text:span></text:span><text:span text:style-name="Основной_20_шрифт_20_абзаца"><text:span text:style-name="T13">: </text:span></text:span><text:span text:style-name="Основной_20_шрифт_20_абзаца"><text:span text:style-name="T13">'+DBGrid1.DataSource.DataSet.FieldByName('trebovanie').AsString);</text:span></text:span></text:p>
      <text:p text:style-name="Standard"><text:span text:style-name="Основной_20_шрифт_20_абзаца"><text:span text:style-name="T13"><text:s/>Memo1.Append('</text:span></text:span><text:span text:style-name="Основной_20_шрифт_20_абзаца"><text:span text:style-name="T14">Зарплата</text:span></text:span><text:span text:style-name="Основной_20_шрифт_20_абзаца"><text:span text:style-name="T13">: '+DBGrid1.DataSource.DataSet.FieldByName('zarplata').AsString);</text:span></text:span></text:p>
      <text:p text:style-name="P14"/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Сохраняем</text:span></text:span><text:span text:style-name="Основной_20_шрифт_20_абзаца"><text:span text:style-name="T13"> </text:span></text:span><text:span text:style-name="Основной_20_шрифт_20_абзаца"><text:span text:style-name="T14">объявление</text:span></text:span><text:span text:style-name="Основной_20_шрифт_20_абзаца"><text:span text:style-name="T13">.</text:span></text:span></text:p>
      <text:p text:style-name="P14">if (SaveDialog1.Execute) then Memo1.Lines.SaveToFile(SaveDialog1.FileName);</text:p>
      <text:p text:style-name="Standard"><text:span text:style-name="Основной_20_шрифт_20_абзаца"><text:span text:style-name="T13"><text:s/></text:span></text:span><text:span text:style-name="Основной_20_шрифт_20_абзаца"><text:span text:style-name="T14">Application.MessageBox('Объявление создано','Успешно!',0);</text:span></text:span></text:p>
      <text:p text:style-name="P15"><text:s/>except</text:p>
      <text:p text:style-name="P15"><text:s text:c="6"/>Application.MessageBox('Ошибка,выберите объявление','Внимание!',0);</text:p>
      <text:p text:style-name="Standard"><text:span text:style-name="Основной_20_шрифт_20_абзаца"><text:span text:style-name="T14"><text:s text:c="2"/></text:span></text:span><text:span text:style-name="Основной_20_шрифт_20_абзаца"><text:span text:style-name="T13">end;</text:span></text:span></text:p>
      <text:p text:style-name="P14">end;</text:p>
      <text:p text:style-name="P14"/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Поиск</text:span></text:span></text:p>
      <text:p text:style-name="P14">procedure TForm6.Button1Click(Sender: TObject);</text:p>
      <text:p text:style-name="P14"><text:s text:c="2"/>begin</text:p>
      <text:p text:style-name="P14"/>
      <text:p text:style-name="P14"><text:s text:c="2"/>if (LabeledEdit1.Text = '') then begin</text:p>
      <text:p text:style-name="P14"><text:s text:c="2"/>SQLQuery1.Close;</text:p>
      <text:p text:style-name="P14"><text:s text:c="2"/>SQLQuery1.SQL.Clear;</text:p>
      <text:p text:style-name="P14"><text:s text:c="2"/>SQLQuery1.SQL.Add('select * from bezrab where obrazovanie="'+LabeledEdit2.Text+'" and arxiv = "N"');</text:p>
      <text:p text:style-name="P14"><text:s text:c="2"/>SQLQuery1.Open;</text:p>
      <text:p text:style-name="P14"><text:s text:c="2"/>end;</text:p>
      <text:p text:style-name="P14"/>
      <text:p text:style-name="P14"><text:s text:c="3"/>if (LabeledEdit2.Text = '') then begin</text:p>
      <text:p text:style-name="P14"><text:s text:c="2"/>SQLQuery1.Close;</text:p>
      <text:p text:style-name="P14"><text:s text:c="2"/>SQLQuery1.SQL.Clear;</text:p>
      <text:p text:style-name="P14"><text:s text:c="2"/>SQLQuery1.SQL.Add('select * from bezrab where professia="'+LabeledEdit1.Text+'" and arxiv = "N"');</text:p>
      <text:p text:style-name="P14"><text:s text:c="2"/>SQLQuery1.Open;</text:p>
      <text:p text:style-name="P14"><text:s text:c="2"/>end;</text:p>
      <text:p text:style-name="P14"/>
      <text:p text:style-name="P14"><text:s text:c="4"/>if not ((LabeledEdit1.Text = '') or (LabeledEdit2.Text = '')) then begin</text:p>
      <text:p text:style-name="P14"><text:s text:c="2"/>SQLQuery1.Close;</text:p>
      <text:p text:style-name="P14"><text:s text:c="2"/>SQLQuery1.SQL.Clear;</text:p>
      <text:p text:style-name="P14"><text:s text:c="2"/>SQLQuery1.SQL.Add('select * from bezrab where professia="'+LabeledEdit1.Text+'" and obrazovanie="'+LabeledEdit2.Text+'" and <text:s/>arxiv = "N"');</text:p>
      <text:p text:style-name="P14"><text:s text:c="2"/>SQLQuery1.Open;</text:p>
      <text:p text:style-name="P14"><text:s text:c="2"/>end;</text:p>
      <text:p text:style-name="P14"><text:s text:c="3"/>end;</text:p>
      <text:p text:style-name="P14"/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Показать</text:span></text:span><text:span text:style-name="Основной_20_шрифт_20_абзаца"><text:span text:style-name="T13"> </text:span></text:span><text:span text:style-name="Основной_20_шрифт_20_абзаца"><text:span text:style-name="T14">все</text:span></text:span><text:span text:style-name="Основной_20_шрифт_20_абзаца"><text:span text:style-name="T13"> </text:span></text:span><text:span text:style-name="Основной_20_шрифт_20_абзаца"><text:span text:style-name="T14">записи</text:span></text:span></text:p>
      <text:p text:style-name="P14">procedure TForm6.Button2Click(Sender: TObject);</text:p>
      <text:p text:style-name="P14">begin</text:p>
      <text:p text:style-name="P14"><text:s text:c="2"/>SQLQuery1.Close;</text:p>
      <text:p text:style-name="P14"><text:s text:c="2"/>SQLQuery1.SQL.Clear;</text:p>
      <text:p text:style-name="P14"><text:soft-page-break/><text:s text:c="2"/>SQLQuery1.SQL.Add('select * from bezrab where arxiv = "N"');</text:p>
      <text:p text:style-name="P14"><text:s text:c="2"/>SQLQuery1.Open;</text:p>
      <text:p text:style-name="P14"><text:s text:c="2"/>end; <text:s/></text:p>
      <text:p text:style-name="P14"/>
      <text:p text:style-name="P14"/>
      <text:p text:style-name="P14"/>
      <text:p text:style-name="P14"/>
      <text:p text:style-name="P14"/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Взять</text:span></text:span><text:span text:style-name="Основной_20_шрифт_20_абзаца"><text:span text:style-name="T13"> </text:span></text:span><text:span text:style-name="Основной_20_шрифт_20_абзаца"><text:span text:style-name="T14">резюме</text:span></text:span><text:span text:style-name="Основной_20_шрифт_20_абзаца"><text:span text:style-name="T13">.</text:span></text:span></text:p>
      <text:p text:style-name="P14">procedure TForm6.Button3Click(Sender: TObject);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4">var i:String;</text:span></text:span></text:p>
      <text:p text:style-name="P15">begin</text:p>
      <text:p text:style-name="Standard"><text:span text:style-name="Основной_20_шрифт_20_абзаца"><text:span text:style-name="T14">/* Берем выбранное поле из <text:s/>DBGrid1</text:span></text:span><text:span text:style-name="Основной_20_шрифт_20_абзаца"><text:span text:style-name="T14"> помещаем его в переменную </text:span></text:span><text:span text:style-name="Основной_20_шрифт_20_абзаца"><text:span text:style-name="T13">id</text:span></text:span><text:span text:style-name="Основной_20_шрифт_20_абзаца"><text:span text:style-name="T14"> для того что бы потом браться к базе данных и в поле </text:span></text:span><text:span text:style-name="Основной_20_шрифт_20_абзаца"><text:span text:style-name="T13">arxiv</text:span></text:span><text:span text:style-name="Основной_20_шрифт_20_абзаца"><text:span text:style-name="T14"> изменить значение на </text:span></text:span><text:span text:style-name="Основной_20_шрифт_20_абзаца"><text:span text:style-name="T13">Y</text:span></text:span><text:span text:style-name="Основной_20_шрифт_20_абзаца"><text:span text:style-name="T14">*/.</text:span></text:span></text:p>
      <text:p text:style-name="Standard"><text:span text:style-name="Основной_20_шрифт_20_абзаца"><text:span text:style-name="T14"><text:s text:c="3"/></text:span></text:span><text:span text:style-name="Основной_20_шрифт_20_абзаца"><text:span text:style-name="T13">try</text:span></text:span></text:p>
      <text:p text:style-name="P14"><text:s text:c="3"/>i:=DBGrid1.DataSource.DataSet.FieldByName('id').AsString;</text:p>
      <text:p text:style-name="P14"><text:s text:c="3"/>SQLQuery1.Close;</text:p>
      <text:p text:style-name="P14"><text:s text:c="3"/>SQLQuery1.SQL.Clear;</text:p>
      <text:p text:style-name="P14"><text:s text:c="3"/>SQLQuery1.SQL.Add('UPDATE `birga`.`bezrab` SET `arxiv` = "Y" where id = "'+i+'"');</text:p>
      <text:p text:style-name="P14"><text:s text:c="3"/>SQLQuery1.ExecSQL;</text:p>
      <text:p text:style-name="P14"><text:s text:c="3"/>SQLTransaction1.Commit;</text:p>
      <text:p text:style-name="P14"><text:s text:c="3"/>SQLQuery1.Close;</text:p>
      <text:p text:style-name="P14"><text:s text:c="3"/>SQLQuery1.SQL.Clear;</text:p>
      <text:p text:style-name="P14"><text:s text:c="3"/>SQLQuery1.SQL.Add('Select * from bezrab where arxiv = "N"');</text:p>
      <text:p text:style-name="P14"><text:s text:c="3"/>SQLQuery1.Open;</text:p>
      <text:p text:style-name="Standard"><text:span text:style-name="Основной_20_шрифт_20_абзаца"><text:span text:style-name="T13"><text:s text:c="3"/>Application.MessageB</text:span></text:span><text:span text:style-name="Основной_20_шрифт_20_абзаца"><text:span text:style-name="T13">ox('</text:span></text:span><text:span text:style-name="Основной_20_шрифт_20_абзаца"><text:span text:style-name="T14">Резюме</text:span></text:span><text:span text:style-name="Основной_20_шрифт_20_абзаца"><text:span text:style-name="T13"> </text:span></text:span><text:span text:style-name="Основной_20_шрифт_20_абзаца"><text:span text:style-name="T14">выбрано</text:span></text:span><text:span text:style-name="Основной_20_шрифт_20_абзаца"><text:span text:style-name="T13">', '</text:span></text:span><text:span text:style-name="Основной_20_шрифт_20_абзаца"><text:span text:style-name="T14">Успешно</text:span></text:span><text:span text:style-name="Основной_20_шрифт_20_абзаца"><text:span text:style-name="T13">!',0);</text:span></text:span></text:p>
      <text:p text:style-name="Standard"><text:span text:style-name="Основной_20_шрифт_20_абзаца"><text:span text:style-name="T13"><text:s text:c="3"/></text:span></text:span><text:span text:style-name="Основной_20_шрифт_20_абзаца"><text:span text:style-name="T14">except</text:span></text:span></text:p>
      <text:p text:style-name="P15"><text:s text:c="3"/>Application.MessageBox('Не удалось взять резюме.Убедитесь,что, вы, выбрали резюме', 'Ошибка!',0);</text:p>
      <text:p text:style-name="Standard"><text:span text:style-name="Основной_20_шрифт_20_абзаца"><text:span text:style-name="T14"><text:s text:c="3"/></text:span></text:span><text:span text:style-name="Основной_20_шрифт_20_абзаца"><text:span text:style-name="T13">end;</text:span></text:span></text:p>
      <text:p text:style-name="P14">end;</text:p>
      <text:p text:style-name="P14"><text:s/></text:p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Удалить</text:span></text:span><text:span text:style-name="Основной_20_шрифт_20_абзаца"><text:span text:style-name="T13"> </text:span></text:span><text:span text:style-name="Основной_20_шрифт_20_абзаца"><text:span text:style-name="T14">резюме</text:span></text:span></text:p>
      <text:p text:style-name="P14">procedure TForm6.Button4Click(Sender: TObject);</text:p>
      <text:p text:style-name="P14"><text:s text:c="2"/>var i:String;</text:p>
      <text:p text:style-name="P14">begin</text:p>
      <text:p text:style-name="P14"><text:s text:c="3"/>try</text:p>
      <text:p text:style-name="P14"><text:s text:c="3"/>i:=DBGrid1.DataSource.DataSet.FieldByName('id').AsString;</text:p>
      <text:p text:style-name="P14"><text:s text:c="3"/>SQLQuery1.Close;</text:p>
      <text:p text:style-name="P14"><text:s text:c="3"/>SQLQuery1.SQL.Clear;</text:p>
      <text:p text:style-name="P14"><text:s text:c="3"/>SQLQuery1.SQL.Add('DELETE from `birga`.`bezrab` where id = "'+i+'"');</text:p>
      <text:p text:style-name="P14"><text:s text:c="3"/>SQLQuery1.ExecSQL;</text:p>
      <text:p text:style-name="P14"><text:s text:c="3"/>SQLTransaction1.Commit;</text:p>
      <text:p text:style-name="Standard"><text:span text:style-name="Основной_20_шрифт_20_абзаца"><text:span text:style-name="T13"><text:s text:c="3"/>Application.MessageBox('</text:span></text:span><text:span text:style-name="Основной_20_шрифт_20_абзаца"><text:span text:style-name="T14">Резюме</text:span></text:span><text:span text:style-name="Основной_20_шрифт_20_абзаца"><text:span text:style-name="T13"> </text:span></text:span><text:span text:style-name="Основной_20_шрифт_20_абзаца"><text:span text:style-name="T14">удалено</text:span></text:span><text:span text:style-name="Основной_20_шрифт_20_абзаца"><text:span text:style-name="T13">', '</text:span></text:span><text:span text:style-name="Основной_20_шрифт_20_абзаца"><text:span text:style-name="T14">Успешно</text:span></text:span><text:span text:style-name="Основной_20_шрифт_20_абзаца"><text:span text:style-name="T13">!',16);</text:span></text:span></text:p>
      <text:p text:style-name="Standard"><text:span text:style-name="Основной_20_шрифт_20_абзаца"><text:span text:style-name="T13"><text:s text:c="3"/></text:span></text:span><text:span text:style-name="Основной_20_шрифт_20_абзаца"><text:span text:style-name="T14">except</text:span></text:span></text:p>
      <text:p text:style-name="P15"><text:s text:c="3"/>Application.MessageBox('Не удалось удалить резюме.Убедитесь, что, вы, выбрали резюме','Ошибка!',16);</text:p>
      <text:p text:style-name="P15">end;</text:p>
      <text:p text:style-name="P15"/>
      <text:p text:style-name="P15"/>
      <text:p text:style-name="P15"><text:soft-page-break/></text:p>
      <text:p text:style-name="P15"/>
      <text:p text:style-name="P15"/>
      <text:p text:style-name="P12">Описание программы</text:p>
      <text:p text:style-name="P10"><text:s/>Программа Биржа труда может создавать резюме с полями: анкетные данные, профессия, образование <text:s/>место и должность последней работы, причина увольнения, семейное положение, жилищные условия, контактные координаты, требования к будущей работе.</text:p>
      <text:p text:style-name="P9"><text:span text:style-name="Основной_20_шрифт_20_абзаца"><text:span text:style-name="T8">Создавать <text:s/>вакансий </text:span></text:span><text:span text:style-name="Основной_20_шрифт_20_абзаца"><text:span text:style-name="T12">c</text:span></text:span><text:span text:style-name="Основной_20_шрифт_20_абзаца"><text:span text:style-name="T8"> <text:s/>полями: фирма, должность, условия труда и оплаты, жилищные условия, тр</text:span></text:span><text:span text:style-name="Основной_20_шрифт_20_абзаца"><text:span text:style-name="T8">ебования к специалисту. Искать вакансии по критериям зарплата и должность со стороны безработных. Искать резюме по критериям профессия и образование со стороны работодателей. Программа может формировать объявления для печати, удалять вакансии и резюме в ар</text:span></text:span><text:span text:style-name="Основной_20_шрифт_20_абзаца"><text:span text:style-name="T8">хив после трудоустройства и удалять сведение о вакансии или резюме после отказа от услуг биржи труда.</text:span></text:span></text:p>
      <text:p text:style-name="P12">Формуляр</text:p>
      <text:p text:style-name="P17">Операционная система: Windows® Vista/7/ 8/10 64-bit с последним пакетом обновлений</text:p>
      <text:list xml:id="list1170148783614969158" text:style-name="L1">
        <text:list-item>
          <text:p text:style-name="P26">Процессор: AMD <text:span text:style-name="Основной_20_шрифт_20_абзаца"><text:span text:style-name="T12">Semprom 2200</text:span></text:span></text:p>
        </text:list-item>
        <text:list-item>
          <text:p text:style-name="P26">Видеокарта: Radeon X1950Pro 256MB</text:p>
        </text:list-item>
        <text:list-item>
          <text:p text:style-name="P26">Память: видеопамять — <text:span text:style-name="Основной_20_шрифт_20_абзаца"><text:span text:style-name="T8">50</text:span></text:span> МБ, минимальная ОЗУ системы — <text:span text:style-name="Основной_20_шрифт_20_абзаца"><text:span text:style-name="T8">100 </text:span></text:span><text:span text:style-name="Основной_20_шрифт_20_абзаца"><text:span text:style-name="T12">MB</text:span></text:span></text:p>
        </text:list-item>
        <text:list-item>
          <text:p text:style-name="P25">Жесткий диск: <text:span text:style-name="Основной_20_шрифт_20_абзаца"><text:span text:style-name="T8">21</text:span></text:span>00 об./мин., с <text:span text:style-name="Основной_20_шрифт_20_абзаца"><text:span text:style-name="T8">200</text:span></text:span> <text:span text:style-name="Основной_20_шрифт_20_абзаца"><text:span text:style-name="T12">MB</text:span></text:span><text:span text:style-name="Основной_20_шрифт_20_абзаца"><text:span text:style-name="T8"> </text:span></text:span>свободного места</text:p>
        </text:list-item>
      </text:list>
      <text:p text:style-name="P10"/>
      <text:p text:style-name="P12"><text:s/>Описание применения</text:p>
      <text:p text:style-name="P11">Программа Биржа труда применяется в сфере поиска работы и поиска рабочих. Программа Биржа труда будет хорошим дополнение для любой биржи труда, так как она может автоматизировать трудовой процесс трудовой биржи.</text:p>
      <text:p text:style-name="P11">Классы решаем задач: программа Биржа труда решаем проблему поиска работы и рабочих. Помогает связать работодателя и рабочего.</text:p>
      <text:p text:style-name="P12"/>
      <text:p text:style-name="P12">Руководство системного программиста</text:p>
      <text:p text:style-name="Standard"><text:span text:style-name="Основной_20_шрифт_20_абзаца"><text:span text:style-name="T8">Использовать операционная систему: Windows® Vista/7/ 8/10 64-bit с последним пакетом обновлений. Установить </text:span></text:span><text:span text:style-name="Основной_20_шрифт_20_абзаца"><text:span text:style-name="T12">MySQL</text:span></text:span><text:span text:style-name="Основной_20_шрифт_20_абзаца"><text:span text:style-name="T8"> </text:span></text:span><text:span text:style-name="Основной_20_шрифт_20_абзаца"><text:span text:style-name="T12">Server</text:span></text:span><text:span text:style-name="Основной_20_шрифт_20_абзаца"><text:span text:style-name="T8"> 5.5. Подключить базу данных </text:span></text:span><text:span text:style-name="Основной_20_шрифт_20_абзаца"><text:span text:style-name="T12">birga</text:span></text:span><text:span text:style-name="Основной_20_шрифт_20_абзаца"><text:span text:style-name="T8"> к </text:span></text:span><text:span text:style-name="Основной_20_шрифт_20_абзаца"><text:span text:style-name="T12">MySQL</text:span></text:span><text:span text:style-name="Основной_20_шрифт_20_абзаца"><text:span text:style-name="T8"> </text:span></text:span><text:span text:style-name="Основной_20_шрифт_20_абзаца"><text:span text:style-name="T12">Server</text:span></text:span></text:p>
      <text:p text:style-name="Standard"><text:span text:style-name="Основной_20_шрифт_20_абзаца"><text:span text:style-name="T8">с помощью <text:s/></text:span></text:span><text:span text:style-name="Основной_20_шрифт_20_абзаца"><text:span text:style-name="T12">HeidiSQL</text:span></text:span><text:span text:style-name="Основной_20_шрифт_20_абзаца"><text:span text:style-name="T8">. Запустить программу Биржа труда. Программа может запуска</text:span></text:span><text:span text:style-name="Основной_20_шрифт_20_абзаца"><text:span text:style-name="T8">ться USB-</text:span></text:span><text:span text:style-name="Основной_20_шрифт_20_абзаца"><text:span text:style-name="T12">flash</text:span></text:span><text:span text:style-name="Основной_20_шрифт_20_абзаца"><text:span text:style-name="T8">.</text:span></text:span></text:p>
      <text:p text:style-name="P13"><text:span text:style-name="Основной_20_шрифт_20_абзаца"><text:span text:style-name="T8">Рис.1. Файлы дистрибутива программы Биржа труда.</text:span></text:span></text:p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Руководство программиста</text:p>
      <text:p text:style-name="Standard"><text:span text:style-name="Основной_20_шрифт_20_абзаца"><text:span text:style-name="T8">В случае замены базы данных (БД) нужно скачать исходный код с репозитория (). В запросах к базе данных нужно поменять поля, при этом сохраняя количество </text:span></text:span><text:span text:style-name="Основной_20_шрифт_20_абзаца"><text:span text:style-name="T8">полей в запросе такое же, как <text:s/>количеством полей в базе данных. Можно в базу данных </text:span></text:span><text:span text:style-name="Основной_20_шрифт_20_абзаца"><text:span text:style-name="T12">birga</text:span></text:span><text:span text:style-name="Основной_20_шрифт_20_абзаца"><text:span text:style-name="T8"> добавлять новые таблицы и поля. Уже в созданные таблицы можно добавлять новые поля. Модифицировать базу данных можно с помощью программы </text:span></text:span><text:span text:style-name="Основной_20_шрифт_20_абзаца"><text:span text:style-name="T12">HeidiSQL</text:span></text:span><text:span text:style-name="Основной_20_шрифт_20_абзаца"><text:span text:style-name="T8">.</text:span></text:span></text:p>
      <text:p text:style-name="P10"/>
      <text:p text:style-name="P12">Руководство оператора</text:p>
      <text:p text:style-name="P12"/>
      <text:p text:style-name="P11">Для добавления резюме надо перейти во вкладку Добавить резюме заполнить все поля и <text:soft-page-break/>нажать Добавить резюме. Если профессии такой нет то, нажимаем вкладу Добавить профессию, записываем в поле добавить профессию и добавляем эту профессию.</text:p>
      <text:p text:style-name="P11">Для добавления вакансии надо перейти во вкладку Добавить вакансию заполнить все поля и нажать Добавить вакансию. Для поиска всех вакансий заходим во вкладу Поиск вакансий и нажимаем кнопку Поиск. Для бронирования вакансии нажимаем кнопку Забронировать Вакансию. Для удаления вакансии нажимаем Удалить вакансию. Для формирования объявления нажимаем кнопку Формировать объявление и выбираем, куда сохранить это объявление. Для поиска всех резюме заходим во вкладу Поиск резюме <text:s/>и нажимаем кнопку Поиск. Для бронирования резюме нажимаем кнопку Бронировать резюме. Для удаление резюме нажимаем кнопку Удалить резюме. Для просмотра архива нажимаем на вкладку Архив выбираем резюме или вакансии при этом <text:s/>записи выводятся в форме <text:s/>таблице архив вакансий или резюме.</text:p>
      <text:p text:style-name="P12"/>
      <text:p text:style-name="P12">Описание языка</text:p>
      <text:p text:style-name="Standard"><text:span text:style-name="Основной_20_шрифт_20_абзаца"><text:span text:style-name="T8">Для соз</text:span></text:span><text:span text:style-name="Основной_20_шрифт_20_абзаца"><text:span text:style-name="T8">дания программного продукта Биржа труда использовался язык программирования </text:span></text:span><text:span text:style-name="Основной_20_шрифт_20_абзаца"><text:span text:style-name="T12">Pascal</text:span></text:span><text:span text:style-name="Основной_20_шрифт_20_абзаца"><text:span text:style-name="T8"> и среда программирования </text:span></text:span><text:span text:style-name="Основной_20_шрифт_20_абзаца"><text:span text:style-name="T12">Lazarus</text:span></text:span><text:span text:style-name="Основной_20_шрифт_20_абзаца"><text:span text:style-name="T8"> 1.4.0.Библиотека компонентов для </text:span></text:span><text:span text:style-name="Основной_20_шрифт_20_абзаца"><text:span text:style-name="T12">MySQL</text:span></text:span><text:span text:style-name="Основной_20_шрифт_20_абзаца"><text:span text:style-name="T8"> версии 5.5.</text:span></text:span></text:p>
      <text:p text:style-name="P12"/>
      <text:p text:style-name="P12">Руководство по техническому обслуживанию</text:p>
      <text:p text:style-name="P10"/>
      <text:p text:style-name="Standard"><text:span text:style-name="Основной_20_шрифт_20_абзаца"><text:span text:style-name="T8">Единственное, что нужно выяснить это минимальн</text:span></text:span><text:span text:style-name="Основной_20_шрифт_20_абзаца"><text:span text:style-name="T8">ые требования к компьютеру они были указаны в формуляре. Для тестирования компьютера можно использовать программу (</text:span></text:span><text:span text:style-name="Основной_20_шрифт_20_абзаца"><text:span text:style-name="T12">AIDA</text:span></text:span><text:span text:style-name="Основной_20_шрифт_20_абзаца"><text:span text:style-name="T8">), если ваш компьютер удовлетворяет минимальным требованиям, то можно использовать программу Биржа труда.</text:span></text:span></text:p>
      <text:p text:style-name="P12"/>
      <text:p text:style-name="P12">Программа и методика испытания</text:p>
      <text:p text:style-name="P12">Тест план.</text:p>
      <text:p text:style-name="P10">Проверить все функции программы Биржа труда на корректность работы:</text:p>
      <text:p text:style-name="Standard"><text:span text:style-name="Основной_20_шрифт_20_абзаца"><text:span text:style-name="T8"><text:tab/> <text:s text:c="5"/></text:span></text:span><text:span text:style-name="Основной_20_шрифт_20_абзаца"><text:span text:style-name="T12">1.</text:span></text:span><text:span text:style-name="Основной_20_шрифт_20_абзаца"><text:span text:style-name="T12"><text:tab/></text:span></text:span><text:span text:style-name="Основной_20_шрифт_20_абзаца"><text:span text:style-name="T8">Добавление вакансий.</text:span></text:span></text:p>
      <text:list xml:id="list4913548326270488135" text:style-name="L2">
        <text:list-item>
          <text:list>
            <text:list-item>
              <text:list>
                <text:list-item>
                  <text:p text:style-name="P19"><text:span text:style-name="Основной_20_шрифт_20_абзаца"><text:span text:style-name="T8">Добавление резюме.</text:span></text:span></text:p>
                </text:list-item>
                <text:list-item>
                  <text:p text:style-name="P19"><text:span text:style-name="Основной_20_шрифт_20_абзаца"><text:span text:style-name="T8">Поиск резюме.</text:span></text:span></text:p>
                </text:list-item>
                <text:list-item>
                  <text:p text:style-name="P19"><text:span text:style-name="Основной_20_шрифт_20_абзаца"><text:span text:style-name="T8">Поиск вакансий.</text:span></text:span></text:p>
                </text:list-item>
                <text:list-item>
                  <text:p text:style-name="P19"><text:span text:style-name="Основной_20_шрифт_20_абзаца"><text:span text:style-name="T8">Создание объявлений.</text:span></text:span></text:p>
                </text:list-item>
              </text:list>
            </text:list-item>
          </text:list>
        </text:list-item>
      </text:list>
      <text:p text:style-name="P12">Чек лист: Добавление вакансий</text:p>
      <text:list xml:id="list3574222844005438641" text:style-name="L3">
        <text:list-item>
          <text:p text:style-name="P21">Проверка корректности ввода данных в поле Зарплата.</text:p>
        </text:list-item>
        <text:list-item>
          <text:p text:style-name="P21">Проверка корректности ввода данных в поле Должность.</text:p>
        </text:list-item>
        <text:list-item>
          <text:p text:style-name="P21">Проверка корректности ввода данных в поле Требование к специалисту.</text:p>
        </text:list-item>
      </text:list>
      <text:p text:style-name="P13"><text:span text:style-name="Основной_20_шрифт_20_абзаца"><text:span text:style-name="T8">Чек лист: Добавление резюме</text:span></text:span></text:p>
      <text:list xml:id="list29329108" text:style-name="L3">
        <text:list-item text:start-value="1">
          <text:p text:style-name="P20"><text:span text:style-name="Основной_20_шрифт_20_абзаца"><text:span text:style-name="T8">Проверка корректности ввода данных в поле Телефон.</text:span></text:span></text:p>
        </text:list-item>
        <text:list-item>
          <text:p text:style-name="P21">Проверка корректности ввода данных в поле ФИО.</text:p>
        </text:list-item>
        <text:list-item>
          <text:p text:style-name="P21">Проверка корректности ввода данных в поле Образование.</text:p>
        </text:list-item>
      </text:list>
      <text:p text:style-name="P10"/>
      <text:p text:style-name="P13"><text:span text:style-name="Основной_20_шрифт_20_абзаца"><text:span text:style-name="T8">Чек лист: Поиск резюме</text:span></text:span></text:p>
      <text:list xml:id="list29340973" text:style-name="L3">
        <text:list-item text:start-value="1">
          <text:p text:style-name="P20"><text:span text:style-name="Основной_20_шрифт_20_абзаца"><text:span text:style-name="T8">Проверка корректности поиска по полю Профессия.</text:span></text:span></text:p>
        </text:list-item>
        <text:list-item>
          <text:p text:style-name="P20"><text:span text:style-name="Основной_20_шрифт_20_абзаца"><text:span text:style-name="T8">Проверка корректности поиска по полю Образование.</text:span></text:span></text:p>
        </text:list-item>
      </text:list>
      <text:p text:style-name="P13"><text:span text:style-name="Основной_20_шрифт_20_абзаца"><text:span text:style-name="T8">Чек лист: Поиск вакансий</text:span></text:span></text:p>
      <text:list xml:id="list29323623" text:style-name="L3">
        <text:list-item text:start-value="1">
          <text:p text:style-name="P20"><text:span text:style-name="Основной_20_шрифт_20_абзаца"><text:span text:style-name="T8">Проверка корректности поиска по полю Зарплата от.</text:span></text:span></text:p>
        </text:list-item>
        <text:list-item>
          <text:p text:style-name="P20"><text:span text:style-name="Основной_20_шрифт_20_абзаца"><text:span text:style-name="T8">Про</text:span></text:span><text:span text:style-name="Основной_20_шрифт_20_абзаца"><text:span text:style-name="T8">верка корректности поиска по полю Зарплата до.</text:span></text:span></text:p>
        </text:list-item>
        <text:list-item>
          <text:p text:style-name="P20"><text:span text:style-name="Основной_20_шрифт_20_абзаца"><text:span text:style-name="T8">Проверка корректности поиска по полю Должность.</text:span></text:span></text:p>
        </text:list-item>
      </text:list>
      <text:p text:style-name="P13"><text:span text:style-name="Основной_20_шрифт_20_абзаца"><text:span text:style-name="T8">Чек лист: Создания объявления</text:span></text:span></text:p>
      <text:list xml:id="list29318952" text:style-name="L3">
        <text:list-item text:start-value="1">
          <text:p text:style-name="P20"><text:span text:style-name="Основной_20_шрифт_20_абзаца"><text:span text:style-name="T8">Проверка корректности формирование объявления.</text:span></text:span></text:p>
        </text:list-item>
        <text:list-item>
          <text:p text:style-name="P20"><text:span text:style-name="Основной_20_шрифт_20_абзаца"><text:span text:style-name="T8">Проверка открытия создаваемого файла.</text:span></text:span></text:p>
        </text:list-item>
      </text:list>
      <text:p text:style-name="P10"><text:soft-page-break/></text:p>
      <text:p text:style-name="P13"><text:span text:style-name="Основной_20_шрифт_20_абзаца"><text:span text:style-name="T8">Тест </text:span></text:span><text:span text:style-name="Основной_20_шрифт_20_абзаца"><text:span text:style-name="T12">case:</text:span></text:span><text:span text:style-name="Основной_20_шрифт_20_абзаца"><text:span text:style-name="T8">Добавление вакансий</text:span></text:span></text:p>
      <text:p text:style-name="Text_20_body"><text:span text:style-name="Strong_20_Emphasis"><text:span text:style-name="T8">Условия </text:span></text:span><text:span text:style-name="Strong_20_Emphasis"><text:span text:style-name="T8">воспроизведения:</text:span></text:span><text:span text:style-name="Основной_20_шрифт_20_абзаца"><text:span text:style-name="T8"><text:line-break/></text:span></text:span><text:span text:style-name="Основной_20_шрифт_20_абзаца"><text:span text:style-name="T8"><text:tab/>1.Установить программу Биржа труда.</text:span></text:span></text:p>
      <text:p text:style-name="Text_20_body"><text:span text:style-name="Strong_20_Emphasis">Как воспроизвести:</text:span><text:line-break/><text:tab/>1. Открыть главную <text:span text:style-name="Основной_20_шрифт_20_абзаца"><text:span text:style-name="T8">вкладку добавление вакансий.</text:span></text:span><text:line-break/><text:tab/><text:span text:style-name="Основной_20_шрифт_20_абзаца"><text:span text:style-name="T8">2</text:span></text:span>. <text:span text:style-name="Основной_20_шрифт_20_абзаца"><text:span text:style-name="T8">Заполнить поле Зарплата.</text:span></text:span><text:line-break/><text:tab/><text:span text:style-name="Основной_20_шрифт_20_абзаца"><text:span text:style-name="T8">3. Заполнить поле Должность.</text:span></text:span></text:p>
      <text:p text:style-name="Text_20_body"><text:span text:style-name="Основной_20_шрифт_20_абзаца"><text:span text:style-name="T8"><text:s text:c="12"/>4. Заполнить поле Требование к специалисту.</text:span></text:span></text:p>
      <text:p text:style-name="Text_20_body"/>
      <text:p text:style-name="Text_20_body"><text:span text:style-name="Strong_20_Emphasis">Фактический резуль</text:span><text:span text:style-name="Strong_20_Emphasis">тат:</text:span></text:p>
      <text:p text:style-name="Text_20_body"><text:span text:style-name="Strong_20_Emphasis"><text:span text:style-name="T15">Выдаётся</text:span></text:span><text:span text:style-name="Strong_20_Emphasis"><text:span text:style-name="T11"> ошибка и выходит из программы</text:span></text:span></text:p>
      <text:p text:style-name="Text_20_body"><text:span text:style-name="Strong_20_Emphasis">Ожидаемый результат:</text:span><text:line-break/><text:span text:style-name="Основной_20_шрифт_20_абзаца"><text:span text:style-name="T8">При не корректном вводе данных в поле выводилось уведомление об это.</text:span></text:span></text:p>
      <text:p text:style-name="P13"><text:span text:style-name="Основной_20_шрифт_20_абзаца"><text:span text:style-name="T8">Тест </text:span></text:span><text:span text:style-name="Основной_20_шрифт_20_абзаца"><text:span text:style-name="T12">case</text:span></text:span><text:span text:style-name="Основной_20_шрифт_20_абзаца"><text:span text:style-name="T8">:Добавление резюме</text:span></text:span></text:p>
      <text:p text:style-name="Text_20_body"><text:span text:style-name="Strong_20_Emphasis"><text:span text:style-name="T8">Условия воспроизведения:</text:span></text:span><text:span text:style-name="Основной_20_шрифт_20_абзаца"><text:span text:style-name="T8"><text:line-break/></text:span></text:span><text:span text:style-name="Основной_20_шрифт_20_абзаца"><text:span text:style-name="T8"><text:tab/>1.Установить программу Биржа труда.</text:span></text:span></text:p>
      <text:p text:style-name="Text_20_body"><text:span text:style-name="Strong_20_Emphasis">Как воспроизвести:</text:span><text:line-break/><text:tab/>1. Открыть главную <text:span text:style-name="Основной_20_шрифт_20_абзаца"><text:span text:style-name="T8">вкладку добавление резюме.</text:span></text:span><text:line-break/><text:tab/><text:span text:style-name="Основной_20_шрифт_20_абзаца"><text:span text:style-name="T8">2</text:span></text:span>. <text:span text:style-name="Основной_20_шрифт_20_абзаца"><text:span text:style-name="T8">Заполнить поле ФИО</text:span></text:span><text:line-break/><text:tab/><text:span text:style-name="Основной_20_шрифт_20_абзаца"><text:span text:style-name="T8">3. Заполнить поле Телефон.</text:span></text:span></text:p>
      <text:p text:style-name="Text_20_body"><text:span text:style-name="Основной_20_шрифт_20_абзаца"><text:span text:style-name="T8"><text:s text:c="12"/>4. Заполнить поле Образование.</text:span></text:span></text:p>
      <text:p text:style-name="Text_20_body"/>
      <text:p text:style-name="Text_20_body"><text:span text:style-name="Strong_20_Emphasis">Фактический результат:</text:span><text:line-break/><text:span text:style-name="Strong_20_Emphasis"><text:span text:style-name="T11">Выдаётся ошибка и выходит из программы</text:span></text:span></text:p>
      <text:p text:style-name="Text_20_body"><text:span text:style-name="Strong_20_Emphasis"><text:span text:style-name="T8">Ожидаемый результат:</text:span></text:span><text:span text:style-name="Основной_20_шрифт_20_абзаца"><text:span text:style-name="T8"><text:line-break/></text:span></text:span><text:span text:style-name="Основной_20_шрифт_20_абзаца"><text:span text:style-name="T8">При не корректном вводе данных в поле </text:span></text:span><text:span text:style-name="Основной_20_шрифт_20_абзаца"><text:span text:style-name="T8">выводилось уведомление об это..</text:span></text:span></text:p>
      <text:p text:style-name="P13"><text:span text:style-name="Основной_20_шрифт_20_абзаца"><text:span text:style-name="T8">Тест </text:span></text:span><text:span text:style-name="Основной_20_шрифт_20_абзаца"><text:span text:style-name="T12">case</text:span></text:span><text:span text:style-name="Основной_20_шрифт_20_абзаца"><text:span text:style-name="T8">:Поиск резюме</text:span></text:span></text:p>
      <text:p text:style-name="Text_20_body"><text:span text:style-name="Strong_20_Emphasis"><text:span text:style-name="T8">Условия воспроизведения:</text:span></text:span><text:span text:style-name="Основной_20_шрифт_20_абзаца"><text:span text:style-name="T8"><text:line-break/></text:span></text:span><text:span text:style-name="Основной_20_шрифт_20_абзаца"><text:span text:style-name="T8"><text:tab/>1.Установить программу Биржа труда.</text:span></text:span></text:p>
      <text:p text:style-name="Text_20_body"><text:span text:style-name="Strong_20_Emphasis">Как воспроизвести:</text:span><text:line-break/><text:tab/>1. Открыть главную <text:span text:style-name="Основной_20_шрифт_20_абзаца"><text:span text:style-name="T8">вкладку Поиск резюме.</text:span></text:span><text:line-break/><text:tab/><text:span text:style-name="Основной_20_шрифт_20_абзаца"><text:span text:style-name="T8">2</text:span></text:span>. <text:span text:style-name="Основной_20_шрифт_20_абзаца"><text:span text:style-name="T8">Заполнить поле Профессия</text:span></text:span><text:line-break/><text:tab/><text:span text:style-name="Основной_20_шрифт_20_абзаца"><text:span text:style-name="T8">3. Заполнить поле Образование.</text:span></text:span></text:p>
      <text:p text:style-name="Text_20_body"><text:span text:style-name="Основной_20_шрифт_20_абзаца"><text:span text:style-name="T8"><text:s text:c="12"/>4. Пр</text:span></text:span><text:span text:style-name="Основной_20_шрифт_20_абзаца"><text:span text:style-name="T8">оверить на корректность вывода данных в таблицу.</text:span></text:span></text:p>
      <text:p text:style-name="Text_20_body"/>
      <text:p text:style-name="Text_20_body"><text:span text:style-name="Strong_20_Emphasis">Фактический результат:</text:span><text:line-break/>Выводятся<text:span text:style-name="Strong_20_Emphasis"><text:span text:style-name="T11"> не корректные данные в таблице</text:span></text:span></text:p>
      <text:p text:style-name="Text_20_body"><text:span text:style-name="Strong_20_Emphasis"><text:span text:style-name="T8">Ожидаемый результат:</text:span></text:span><text:span text:style-name="Основной_20_шрифт_20_абзаца"><text:span text:style-name="T8"><text:line-break/></text:span></text:span><text:span text:style-name="Основной_20_шрифт_20_абзаца"><text:span text:style-name="T8">Корректные результаты при поиске резюме.</text:span></text:span></text:p>
      <text:p text:style-name="P13"><text:span text:style-name="Основной_20_шрифт_20_абзаца"><text:span text:style-name="T8">Тест </text:span></text:span><text:span text:style-name="Основной_20_шрифт_20_абзаца"><text:span text:style-name="T12">case</text:span></text:span><text:span text:style-name="Основной_20_шрифт_20_абзаца"><text:span text:style-name="T8">:</text:span></text:span><text:span text:style-name="Основной_20_шрифт_20_абзаца"><text:span text:style-name="T8"> </text:span></text:span><text:span text:style-name="Основной_20_шрифт_20_абзаца"><text:span text:style-name="T8">Поиск вакансий</text:span></text:span></text:p>
      <text:p text:style-name="Text_20_body"><text:span text:style-name="Strong_20_Emphasis"><text:span text:style-name="T8">Условия воспроизведения:</text:span></text:span><text:span text:style-name="Основной_20_шрифт_20_абзаца"><text:span text:style-name="T8"><text:line-break/></text:span></text:span><text:span text:style-name="Основной_20_шрифт_20_абзаца"><text:span text:style-name="T8"><text:tab/>1.Установить программу Биржа</text:span></text:span><text:span text:style-name="Основной_20_шрифт_20_абзаца"><text:span text:style-name="T8"> труда.</text:span></text:span></text:p>
      <text:p text:style-name="Text_20_body"><text:span text:style-name="Strong_20_Emphasis">Как воспроизвести:</text:span><text:line-break/><text:soft-page-break/><text:tab/>1. Открыть главную <text:span text:style-name="Основной_20_шрифт_20_абзаца"><text:span text:style-name="T8">вкладку Поиск резюме.</text:span></text:span><text:line-break/><text:tab/><text:span text:style-name="Основной_20_шрифт_20_абзаца"><text:span text:style-name="T8">2</text:span></text:span>. <text:span text:style-name="Основной_20_шрифт_20_абзаца"><text:span text:style-name="T8">Заполнить поле Зарплата от.</text:span></text:span><text:line-break/><text:tab/><text:span text:style-name="Основной_20_шрифт_20_абзаца"><text:span text:style-name="T8">3. Заполнить поле Зарплата до.</text:span></text:span></text:p>
      <text:p text:style-name="Text_20_body"><text:span text:style-name="Основной_20_шрифт_20_абзаца"><text:span text:style-name="T8"><text:s text:c="12"/>4.Заполнить поле Профессия.</text:span></text:span></text:p>
      <text:p text:style-name="Text_20_body"><text:span text:style-name="Основной_20_шрифт_20_абзаца"><text:span text:style-name="T8"><text:s text:c="12"/>5.Проверить на корректность вывода данных в таблицу.</text:span></text:span></text:p>
      <text:p text:style-name="Text_20_body"/>
      <text:p text:style-name="Text_20_body"><text:span text:style-name="Strong_20_Emphasis">Фактический резул</text:span><text:span text:style-name="Strong_20_Emphasis">ьтат:</text:span><text:line-break/><text:span text:style-name="Strong_20_Emphasis"><text:span text:style-name="T11">Выводятся не корректные данные в таблице</text:span></text:span></text:p>
      <text:p text:style-name="Text_20_body"><text:span text:style-name="Strong_20_Emphasis"><text:span text:style-name="T8">Ожидаемый результат:</text:span></text:span><text:span text:style-name="Основной_20_шрифт_20_абзаца"><text:span text:style-name="T8"><text:line-break/></text:span></text:span><text:span text:style-name="Strong_20_Emphasis"><text:span text:style-name="T11">Корректные результаты при поиске вакансий.</text:span></text:span></text:p>
      <text:p text:style-name="P13"><text:span text:style-name="Основной_20_шрифт_20_абзаца"><text:span text:style-name="T8">Тест </text:span></text:span><text:span text:style-name="Основной_20_шрифт_20_абзаца"><text:span text:style-name="T12">case</text:span></text:span><text:span text:style-name="Основной_20_шрифт_20_абзаца"><text:span text:style-name="T8">: Формирование объявления</text:span></text:span></text:p>
      <text:p text:style-name="Text_20_body"><text:span text:style-name="Strong_20_Emphasis"><text:span text:style-name="T8">Условия воспроизведения:</text:span></text:span><text:span text:style-name="Основной_20_шрифт_20_абзаца"><text:span text:style-name="T8"><text:line-break/></text:span></text:span><text:span text:style-name="Основной_20_шрифт_20_абзаца"><text:span text:style-name="T8">1.Установить программу Биржа труда.</text:span></text:span></text:p>
      <text:p text:style-name="Text_20_body"><text:span text:style-name="Strong_20_Emphasis">Как воспроизвести:</text:span><text:line-break/><text:tab/>1. Открыть главную <text:span text:style-name="Основной_20_шрифт_20_абзаца"><text:span text:style-name="T8">вкладку </text:span></text:span><text:span text:style-name="Основной_20_шрифт_20_абзаца"><text:span text:style-name="T8">Поиск вакансий.</text:span></text:span><text:line-break/><text:tab/><text:span text:style-name="Основной_20_шрифт_20_абзаца"><text:span text:style-name="T8">3. Нажать кнопку формировать объявление</text:span></text:span></text:p>
      <text:p text:style-name="Text_20_body"><text:span text:style-name="Основной_20_шрифт_20_абзаца"><text:span text:style-name="T8"><text:s text:c="12"/>4.Сохранить объявление.</text:span></text:span></text:p>
      <text:p text:style-name="Text_20_body"><text:span text:style-name="Основной_20_шрифт_20_абзаца"><text:span text:style-name="T8"><text:s text:c="12"/>5.Проверить на корректность сохраненное объявление.</text:span></text:span></text:p>
      <text:p text:style-name="Text_20_body"/>
      <text:p text:style-name="Text_20_body"><text:span text:style-name="Strong_20_Emphasis">Фактический результат:</text:span></text:p>
      <text:p text:style-name="Text_20_body"><text:span text:style-name="Strong_20_Emphasis"><text:span text:style-name="T11">Нет фильтра сохраняемого объявления</text:span></text:span></text:p>
      <text:p text:style-name="Text_20_body"><text:span text:style-name="Strong_20_Emphasis"><text:span text:style-name="T8">Ожидаемый результат:</text:span></text:span><text:span text:style-name="Основной_20_шрифт_20_абзаца"><text:span text:style-name="T8"><text:line-break/></text:span></text:span><text:span text:style-name="Strong_20_Emphasis"><text:span text:style-name="T11">Корректное </text:span></text:span><text:span text:style-name="Strong_20_Emphasis"><text:span text:style-name="T11">сохранение объявления.</text:span></text:span></text:p>
      <text:p text:style-name="P18"><text:span text:style-name="Strong_20_Emphasis"><text:span text:style-name="T11">Пояснительная записка</text:span></text:span></text:p>
      <text:p text:style-name="P18"><text:span text:style-name="Strong_20_Emphasis"><text:span text:style-name="T11">Введение</text:span></text:span></text:p>
      <text:p text:style-name="Text_20_body"><text:span text:style-name="Strong_20_Emphasis"><text:span text:style-name="T11">Название программы</text:span></text:span><text:span text:style-name="Strong_20_Emphasis"><text:span text:style-name="T11">: </text:span></text:span><text:span text:style-name="Strong_20_Emphasis"><text:span text:style-name="T11">Биржа труда.</text:span></text:span></text:p>
      <text:p text:style-name="P18"><text:span text:style-name="Strong_20_Emphasis"><text:span text:style-name="T11">Назначение и область применения</text:span></text:span></text:p>
      <text:p text:style-name="P11">Программа Биржа труда применяется в сфере поиска работы и поиска рабочих. Программа Биржа труда будет хорошим дополнение для любой биржи труда, так как она может автоматизировать трудовой процесс трудовой биржи.</text:p>
      <text:p text:style-name="P9"><text:span text:style-name="Strong_20_Emphasis"><text:span text:style-name="T11">Классы решаем задач: программа Биржа труда решаем проблему поиска работы и рабочих. Помогает связать работодателя и рабочего.</text:span></text:span></text:p>
      <text:p text:style-name="P11"/>
      <text:p text:style-name="P12"/>
      <text:p text:style-name="P12">Технические характеристики</text:p>
      <text:list xml:id="list1039576648425074275" text:style-name="L4">
        <text:list-item>
          <text:p text:style-name="P22"><text:span text:style-name="Основной_20_шрифт_20_абзаца"><text:span text:style-name="T8">Задачи: создать функционал</text:span></text:span><text:span text:style-name="Основной_20_шрифт_20_абзаца"><text:span text:style-name="T8"> для работы программы Биржа труда, создать базу данных,</text:span></text:span></text:p>
        </text:list-item>
      </text:list>
      <text:p text:style-name="Standard"><text:span text:style-name="Основной_20_шрифт_20_абзаца"><text:span text:style-name="T8">написать пользовательское приложение.</text:span></text:span></text:p>
      <text:list xml:id="list29352509" text:continue-numbering="true" text:style-name="L4">
        <text:list-item>
          <text:p text:style-name="P22"><text:span text:style-name="Основной_20_шрифт_20_абзаца"><text:span text:style-name="T8">Алгоритмы: алгоритмы в данной программе не применялись, потому что все алгоритмы были реализованы разработчиками </text:span></text:span><text:span text:style-name="Основной_20_шрифт_20_абзаца"><text:span text:style-name="T12">MySQL</text:span></text:span><text:span text:style-name="Основной_20_шрифт_20_абзаца"><text:span text:style-name="T8">.</text:span></text:span></text:p>
        </text:list-item>
        <text:list-item>
          <text:p text:style-name="P22"><text:span text:style-name="Основной_20_шрифт_20_абзаца"><text:span text:style-name="T8">Описание и обоснованный выбор организации </text:span></text:span><text:span text:style-name="Основной_20_шрифт_20_абзаца"><text:span text:style-name="T8">входных и выходных данных: выходные и входные данные хранятся в 3 таблицах базы данных </text:span></text:span><text:span text:style-name="Основной_20_шрифт_20_абзаца"><text:span text:style-name="T12">Birga</text:span></text:span><text:span text:style-name="Основной_20_шрифт_20_абзаца"><text:span text:style-name="T8">. Таблица </text:span></text:span><text:span text:style-name="Основной_20_шрифт_20_абзаца"><text:span text:style-name="T12">vacan</text:span></text:span><text:span text:style-name="Основной_20_шрифт_20_абзаца"><text:span text:style-name="T8"> и </text:span></text:span><text:span text:style-name="Основной_20_шрифт_20_абзаца"><text:span text:style-name="T12">professia</text:span></text:span><text:span text:style-name="Основной_20_шрифт_20_абзаца"><text:span text:style-name="T8"> связаны один ко многим, так как у одного человека может быть много профессий.</text:span></text:span></text:p>
        </text:list-item>
        <text:list-item>
          <text:p text:style-name="P22"><text:span text:style-name="Основной_20_шрифт_20_абзаца"><text:span text:style-name="T8">Описание и обоснованный выбор технических и программных ср</text:span></text:span><text:span text:style-name="Основной_20_шрифт_20_абзаца"><text:span text:style-name="T8">едств: </text:span></text:span><text:span text:style-name="Основной_20_шрифт_20_абзаца"><text:span text:style-name="T12">Lazarus</text:span></text:span><text:span text:style-name="Основной_20_шрифт_20_абзаца"><text:span text:style-name="T8"> был </text:span></text:span><text:soft-page-break/><text:span text:style-name="Основной_20_шрифт_20_абзаца"><text:span text:style-name="T8">выбран, потому что там есть компоненты для работы с базой данных, </text:span></text:span><text:span text:style-name="Основной_20_шрифт_20_абзаца"><text:span text:style-name="T12">MySQL</text:span></text:span><text:span text:style-name="Основной_20_шрифт_20_абзаца"><text:span text:style-name="T8"> был выбран, потому что он свободно распространяемый и имеет широкий спектр запросов, HeidiSQL был выбран, потому что он свободно распространяемый и мало занимает мес</text:span></text:span><text:span text:style-name="Основной_20_шрифт_20_абзаца"><text:span text:style-name="T8">та на диске и имеет понятный интерфейс.</text:span></text:span></text:p>
        </text:list-item>
      </text:list>
      <text:p text:style-name="P12">Технико-экономические показатели.</text:p>
      <text:p text:style-name="Standard"><text:span text:style-name="Основной_20_шрифт_20_абзаца"><text:span text:style-name="T8">Программа Биржа труда имеет преимущество перед ручной работой биржи труда тем, что действия автоматизированы, поиск данных станет легче, возможность формирования электронных документ</text:span></text:span><text:span text:style-name="Основной_20_шрифт_20_абзаца"><text:span text:style-name="T8">ов.</text:span></text:span></text:p>
      <text:p text:style-name="P13"><text:span text:style-name="Основной_20_шрифт_20_абзаца"><text:span text:style-name="T5">Источники</text:span></text:span></text:p>
      <text:list xml:id="list5545778057017498225" text:style-name="L5">
        <text:list-item>
          <text:p text:style-name="P24">Иванова Г.С. <text:s/>Технология программирования: учебник / Г.С. Иванова. — М. : КНОРУС, 2011. — 336 с. ISBN 978-5-406-00519-4</text:p>
        </text:list-item>
        <text:list-item>
          <text:p text:style-name="P23"><text:span text:style-name="Гиперссылка"><text:span text:style-name="T16">Компоненты для работы с </text:span></text:span><text:span text:style-name="Гиперссылка"><text:span text:style-name="T17">MySQL</text:span></text:span><text:span text:style-name="Гиперссылка"><text:span text:style-name="T16"> в </text:span></text:span><text:span text:style-name="Гиперссылка"><text:span text:style-name="T17">Lazarus</text:span></text:span><text:span text:style-name="Гиперссылка"><text:span text:style-name="T18"> [Электронный ресурс]. – Режим доступа:</text:span></text:span><text:span text:style-name="Гиперссылка"><text:span text:style-name="T6"> </text:span></text:span><text:a xlink:type="simple" xlink:href="http://www.freepascal.ru/article/lazarus/20090416150500" office:target-frame-name="_top" xlink:show="replace" text:style-name="Internet_20_link" text:visited-style-name="Visited_20_Internet_20_Link"><text:span text:style-name="Основной_20_шрифт_20_абзаца"><text:span text:style-name="T19">http://www.freepascal.ru/article/lazarus/20090416150500</text:span></text:span></text:a><text:span text:style-name="Гиперссылка"><text:span text:style-name="T20"> (</text:span></text:span><text:span text:style-name="Основной_20_шрифт_20_абзаца"><text:span text:style-name="T7">дата обращения 10.02.2016)</text:span></text:span></text:p>
        </text:list-item>
        <text:list-item>
          <text:p text:style-name="P23"><text:span text:style-name="Гиперссылка"><text:span text:style-name="T18">Работа с компонентами подклюения к базе данных </text:span></text:span><text:span text:style-name="Гиперссылка"><text:span text:style-name="T17">MySQL</text:span></text:span><text:span text:style-name="Гиперссылка"><text:span text:style-name="T16"> в </text:span></text:span><text:span text:style-name="Гиперссылка"><text:span text:style-name="T17">Lazarus</text:span></text:span><text:span text:style-name="Гиперссылка"><text:span text:style-name="T18"> [Электронный ресурс]. – Режим доступа:</text:span></text:span><text:span text:style-name="Гиперссылка"><text:span text:style-name="T6"> </text:span></text:span><text:a xlink:type="simple" xlink:href="http://wiki.freepascal.org/Lazarus_Database_Tutorial/ru" office:target-frame-name="_top" xlink:show="replace" text:style-name="Internet_20_link" text:visited-style-name="Visited_20_Internet_20_Link"><text:span text:style-name="Гиперссылка"><text:span text:style-name="T7">http://wiki.freepascal.org/Lazarus_Database_Tutorial/ru</text:span></text:span></text:a><text:span text:style-name="Гиперссылка"><text:span text:style-name="T20"> (</text:span></text:span><text:span text:style-name="Основной_20_шрифт_20_абзаца"><text:span text:style-name="T7">дата обращения 10.02.2016)</text:span></text:span></text:p>
        </text:list-item>
        <text:list-item>
          <text:p text:style-name="P23"><text:span text:style-name="Гиперссылка"><text:span text:style-name="T16">Создание базы данных в </text:span></text:span><text:span text:style-name="Гиперссылка"><text:span text:style-name="T17">MySQL</text:span></text:span><text:span text:style-name="Гиперссылка"><text:span text:style-name="T18"> [Электронный ресурс]. – Режим доступа:</text:span></text:span><text:span text:style-name="Гиперссылка"><text:span text:style-name="T6"> </text:span></text:span><text:a xlink:type="simple" xlink:href="http://generaltea.ru/kak-pomenyat-kodirovku-vsex-tablic-v-mysql" office:target-frame-name="_top" xlink:show="replace" text:style-name="Internet_20_link" text:visited-style-name="Visited_20_Internet_20_Link"><text:span text:style-name="Основной_20_шрифт_20_абзаца"><text:span text:style-name="T19">http://generaltea.ru/kak-pomenyat-kodirovku-vsex-tablic-v-mysql</text:span></text:span></text:a><text:span text:style-name="Гиперссылка"><text:span text:style-name="T6"> </text:span></text:span><text:span text:style-name="Гиперссылка"><text:span text:style-name="T20">(</text:span></text:span><text:span text:style-name="Основной_20_шрифт_20_абзаца"><text:span text:style-name="T7">дата обращения 10.02.2016)</text:span></text:span></text:p>
        </text:list-item>
        <text:list-item>
          <text:p text:style-name="P23"><text:span text:style-name="Гиперссылка"><text:span text:style-name="T16">Запросы </text:span></text:span><text:span text:style-name="Гиперссылка"><text:span text:style-name="T17">MySQL</text:span></text:span><text:span text:style-name="Гиперссылка"><text:span text:style-name="T16"> в </text:span></text:span><text:span text:style-name="Гиперссылка"><text:span text:style-name="T17">Lazarus</text:span></text:span><text:span text:style-name="Гиперссылка"><text:span text:style-name="T18"> [Электронный ресурс]. – Режим доступа:</text:span></text:span><text:span text:style-name="Гиперссылка"><text:span text:style-name="T6"> </text:span></text:span><text:a xlink:type="simple" xlink:href="http://www.programmersforum.ru/showthread.php?t=227174" office:target-frame-name="_top" xlink:show="replace" text:style-name="Internet_20_link" text:visited-style-name="Visited_20_Internet_20_Link"><text:span text:style-name="Основной_20_шрифт_20_абзаца"><text:span text:style-name="T19">http://www.programmersforum.ru/showthread.php?t=227174</text:span></text:span></text:a><text:span text:style-name="Гиперссылка"><text:span text:style-name="T20"> (</text:span></text:span><text:span text:style-name="Основной_20_шрифт_20_абзаца"><text:span text:style-name="T7">дата обращения 10.02.2016)</text:span>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3"/>
      <text:p text:style-name="P12">Словарь предметной области</text:p>
      <text:p text:style-name="P10">Вакансия</text:p>
      <text:p text:style-name="P10">Забронировать вакансию</text:p>
      <text:p text:style-name="Standard"><text:span text:style-name="Основной_20_шрифт_20_абзаца"><text:span text:style-name="T8">Резюме</text:span></text:span></text:p>
      <text:p text:style-name="Standard"><text:span text:style-name="Основной_20_шрифт_20_абзаца"><text:span text:style-name="T8">БД</text:span></text:span></text:p>
      <text:p text:style-name="P16">MySQL</text:p>
      <text:p text:style-name="P16">HeidiSQL</text:p>
      <text:p text:style-name="P16">Birga</text:p>
      <text:p text:style-name="P16">Professia</text:p>
      <text:p text:style-name="P16"/>
      <text:p text:style-name="P16"><text:soft-page-break/></text:p>
      <text:p text:style-name="Standard"><text:span text:style-name="Основной_20_шрифт_20_абзаца"><text:span text:style-name="T12"><text:s text:c="39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creator>123 </dc:creator>
    <meta:creation-date>2009-04-16T11:32:00Z</meta:creation-date>
    <dc:date>2016-05-20T09:17:28.68</dc:date>
    <meta:editing-cycles>7</meta:editing-cycles>
    <meta:editing-duration>PT3H41M30S</meta:editing-duration>
    <meta:document-statistic meta:table-count="0" meta:image-count="0" meta:object-count="0" meta:page-count="14" meta:paragraph-count="391" meta:word-count="2158" meta:character-count="20738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